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false"/>
    </style:style>
    <style:style style:name="ro2" style:family="table-row">
      <style:table-row-properties style:row-height="2.8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3.334cm" fo:break-before="auto" style:use-optimal-row-height="false"/>
    </style:style>
    <style:style style:name="ro6" style:family="table-row">
      <style:table-row-properties style:row-height="3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9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.D4"/>
      <style:map style:condition="cell-content-is-between(0,75)" style:apply-style-name="Bad" style:base-cell-address="ACN.D4"/>
      <style:map style:condition="cell-content()&gt;=75" style:apply-style-name="Good" style:base-cell-address="ACN.D4"/>
    </style:style>
    <style:style style:name="ce44" style:family="table-cell" style:parent-style-name="Default" style:data-style-name="N7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5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.E4"/>
      <style:map style:condition="cell-content()=&quot;A&quot;" style:apply-style-name="Error" style:base-cell-address="ACN.E4"/>
      <style:map style:condition="cell-content()=&quot;Sign&quot;" style:apply-style-name="Untitled1" style:base-cell-address="ACN.E4"/>
    </style:style>
    <style:style style:name="ce60" style:family="table-cell" style:parent-style-name="Default">
      <style:table-cell-properties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63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64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65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ACN_LAB.D4"/>
      <style:map style:condition="cell-content-is-between(0,75)" style:apply-style-name="Bad" style:base-cell-address="ACN_LAB.D4"/>
      <style:map style:condition="cell-content()&gt;=75" style:apply-style-name="Good" style:base-cell-address="ACN_LAB.D4"/>
    </style:style>
    <style:style style:name="ce69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1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ACN_LAB.E4"/>
      <style:map style:condition="cell-content()=&quot;A&quot;" style:apply-style-name="Error" style:base-cell-address="ACN_LAB.E4"/>
      <style:map style:condition="cell-content()=&quot;Sign&quot;" style:apply-style-name="Untitled1" style:base-cell-address="ACN_LAB.E4"/>
    </style:style>
    <style:style style:name="ce7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7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7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.D4"/>
      <style:map style:condition="cell-content-is-between(0,75)" style:apply-style-name="Bad" style:base-cell-address="FoML.D4"/>
      <style:map style:condition="cell-content()&gt;=75" style:apply-style-name="Good" style:base-cell-address="FoML.D4"/>
    </style:style>
    <style:style style:name="ce80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1" style:family="table-cell" style:parent-style-name="Default" style:data-style-name="N77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2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6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.E4"/>
      <style:map style:condition="cell-content()=&quot;A&quot;" style:apply-style-name="Error" style:base-cell-address="FoML.E4"/>
      <style:map style:condition="cell-content()=&quot;Sign&quot;" style:apply-style-name="Untitled1" style:base-cell-address="FoML.E4"/>
    </style:style>
    <style:style style:name="ce8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FoML_LAB.D4"/>
      <style:map style:condition="cell-content-is-between(0,75)" style:apply-style-name="Bad" style:base-cell-address="FoML_LAB.D4"/>
      <style:map style:condition="cell-content()&gt;=75" style:apply-style-name="Good" style:base-cell-address="FoML_LAB.D4"/>
    </style:style>
    <style:style style:name="ce92" style:family="table-cell" style:parent-style-name="Default" style:data-style-name="N77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3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8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9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Bitstream Vera Sans Mono" fo:font-size="10pt" fo:font-style="italic" style:font-size-asian="10pt" style:font-style-asian="italic" style:font-size-complex="10pt" style:font-style-complex="italic"/>
      <style:map style:condition="cell-content()=&quot;P&quot;" style:apply-style-name="Good" style:base-cell-address="FoML_LAB.E4"/>
      <style:map style:condition="cell-content()=&quot;A&quot;" style:apply-style-name="Error" style:base-cell-address="FoML_LAB.E4"/>
      <style:map style:condition="cell-content()=&quot;Sign&quot;" style:apply-style-name="Untitled1" style:base-cell-address="FoML_LAB.E4"/>
    </style:style>
    <style:style style:name="ce100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N" table:style-name="ta1" table:print-ranges="ACN.A1:ACN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7" office:value-type="string" calcext:value-type="string">
              <text:p>Topic</text:p>
            </table:table-cell>
            <table:table-cell table:style-name="ce27" office:value-type="string" calcext:value-type="string" table:number-columns-spanned="1" table:number-rows-spanned="2">
              <text:p>Attendance</text:p>
            </table:table-cell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 table:number-columns-repeated="17"/>
            <table:table-cell table:number-columns-repeated="994"/>
          </table:table-row>
          <table:table-row table:style-name="ro2">
            <table:table-cell table:style-name="ce2"/>
            <table:table-cell table:style-name="ce11"/>
            <table:table-cell table:style-name="ce32" office:value-type="string" calcext:value-type="string">
              <text:p>Date</text:p>
            </table:table-cell>
            <table:covered-table-cell table:style-name="ce32"/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44"/>
            <table:table-cell table:style-name="ce32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 table:number-columns-repeated="16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36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46" office:value-type="string" calcext:value-type="string">
            <text:p>a</text:p>
          </table:table-cell>
          <table:table-cell table:number-columns-repeated="9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36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7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36" table:formula="of:=IF(ISBLANK([.E6]);&quot;&quot;;COUNTIF([.D6:.S6];&quot;P&quot;)/(COUNTIF([.D6:.S6];&quot;P&quot;)+COUNTIF([.D6:.S6];&quot;A&quot;))*100)" office:value-type="float" office:value="70" calcext:value-type="float">
            <text:p>7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36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36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36" table:formula="of:=IF(ISBLANK([.E9]);&quot;&quot;;COUNTIF([.D9:.S9];&quot;P&quot;)/(COUNTIF([.D9:.S9];&quot;P&quot;)+COUNTIF([.D9:.S9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35" office:value-type="string" calcext:value-type="string">
            <text:p>KULDEEP PATHAK</text:p>
          </table:table-cell>
          <table:table-cell table:style-name="ce36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36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2" table:number-columns-repeated="53"/>
          <table:table-cell table:style-name="ce65" table:number-columns-repeated="940"/>
          <table:table-cell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36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36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36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6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36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36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4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36" table:formula="of:=IF(ISBLANK([.E17]);&quot;&quot;;COUNTIF([.D17:.S17];&quot;P&quot;)/(COUNTIF([.D17:.S17];&quot;P&quot;)+COUNTIF([.D17:.S17];&quot;A&quot;))*100)" office:value-type="float" office:value="10" calcext:value-type="float">
            <text:p>10</text:p>
          </table:table-cell>
          <table:table-cell table:number-columns-repeated="6" table:style-name="ce46" office:value-type="string" calcext:value-type="string">
            <text:p>a</text:p>
          </table:table-cell>
          <table:table-cell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36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52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5" table:style-name="ce46" office:value-type="string" calcext:value-type="string">
            <text:p>p</text:p>
          </table:table-cell>
          <table:table-cell table:style-name="ce46" office:value-type="string" calcext:value-type="string">
            <text:p>a</text:p>
          </table:table-cell>
          <table:table-cell table:number-columns-repeated="2" table:style-name="ce46" office:value-type="string" calcext:value-type="string">
            <text:p>p</text:p>
          </table:table-cell>
          <table:table-cell table:style-name="ce46" table:number-columns-repeated="15"/>
          <table:table-cell table:style-name="ce63" table:number-columns-repeated="993"/>
          <table:table-cell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36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10" table:style-name="ce46" office:value-type="string" calcext:value-type="string">
            <text:p>a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36" table:formula="of:=IF(ISBLANK([.E20]);&quot;&quot;;COUNTIF([.D20:.S20];&quot;P&quot;)/(COUNTIF([.D20:.S20];&quot;P&quot;)+COUNTIF([.D20:.S20];&quot;A&quot;))*100)" office:value-type="float" office:value="30" calcext:value-type="float">
            <text:p>30</text:p>
          </table:table-cell>
          <table:table-cell table:number-columns-repeated="7" table:style-name="ce46" office:value-type="string" calcext:value-type="string">
            <text:p>a</text:p>
          </table:table-cell>
          <table:table-cell table:number-columns-repeated="3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36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10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36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46" office:value-type="string" calcext:value-type="string">
            <text:p>a</text:p>
          </table:table-cell>
          <table:table-cell table:number-columns-repeated="8" table:style-name="ce46" office:value-type="string" calcext:value-type="string">
            <text:p>p</text:p>
          </table:table-cell>
          <table:table-cell table:style-name="ce46" table:number-columns-repeated="15"/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45"/>
          <table:table-cell table:style-name="ce5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55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55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55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55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55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55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55" table:formula="of:=IF(ISBLANK([.L4]);&quot;&quot;;COUNTIF([.L4:.L22];&quot;P&quot;)/(COUNTIF([.L4:.L22];&quot;P&quot;)+COUNTIF([.L4:.L22];&quot;A&quot;))*100)" office:value-type="float" office:value="73.6842105263158" calcext:value-type="float">
            <text:p>73.6842105263158</text:p>
          </table:table-cell>
          <table:table-cell table:style-name="ce55" table:formula="of:=IF(ISBLANK([.M4]);&quot;&quot;;COUNTIF([.M4:.M22];&quot;P&quot;)/(COUNTIF([.M4:.M22];&quot;P&quot;)+COUNTIF([.M4:.M22];&quot;A&quot;))*100)" office:value-type="float" office:value="78.9473684210526" calcext:value-type="float">
            <text:p>78.9473684210526</text:p>
          </table:table-cell>
          <table:table-cell table:style-name="ce55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55" table:formula="of:=IF(ISBLANK([.O4]);&quot;&quot;;COUNTIF([.O4:.O22];&quot;P&quot;)/(COUNTIF([.O4:.O22];&quot;P&quot;)+COUNTIF([.O4:.O22];&quot;A&quot;))*100)">
            <text:p/>
          </table:table-cell>
          <table:table-cell table:style-name="ce55" table:formula="of:=IF(ISBLANK([.P4]);&quot;&quot;;COUNTIF([.P4:.P22];&quot;P&quot;)/(COUNTIF([.P4:.P22];&quot;P&quot;)+COUNTIF([.P4:.P22];&quot;A&quot;))*100)">
            <text:p/>
          </table:table-cell>
          <table:table-cell table:style-name="ce55" table:formula="of:=IF(ISBLANK([.Q4]);&quot;&quot;;COUNTIF([.Q4:.Q22];&quot;P&quot;)/(COUNTIF([.Q4:.Q22];&quot;P&quot;)+COUNTIF([.Q4:.Q22];&quot;A&quot;))*100)">
            <text:p/>
          </table:table-cell>
          <table:table-cell table:style-name="ce55" table:formula="of:=IF(ISBLANK([.R4]);&quot;&quot;;COUNTIF([.R4:.R22];&quot;P&quot;)/(COUNTIF([.R4:.R22];&quot;P&quot;)+COUNTIF([.R4:.R22];&quot;A&quot;))*100)">
            <text:p/>
          </table:table-cell>
          <table:table-cell table:style-name="ce55" table:formula="of:=IF(ISBLANK([.S4]);&quot;&quot;;COUNTIF([.S4:.S22];&quot;P&quot;)/(COUNTIF([.S4:.S22];&quot;P&quot;)+COUNTIF([.S4:.S22];&quot;A&quot;))*100)">
            <text:p/>
          </table:table-cell>
          <table:table-cell table:style-name="ce55" table:formula="of:=IF(ISBLANK([.T4]);&quot;&quot;;COUNTIF([.T4:.T22];&quot;P&quot;)/(COUNTIF([.T4:.T22];&quot;P&quot;)+COUNTIF([.T4:.T22];&quot;A&quot;))*100)">
            <text:p/>
          </table:table-cell>
          <table:table-cell table:style-name="ce55" table:formula="of:=IF(ISBLANK([.U4]);&quot;&quot;;COUNTIF([.U4:.U22];&quot;P&quot;)/(COUNTIF([.U4:.U22];&quot;P&quot;)+COUNTIF([.U4:.U22];&quot;A&quot;))*100)">
            <text:p/>
          </table:table-cell>
          <table:table-cell table:style-name="ce55" table:formula="of:=IF(ISBLANK([.V4]);&quot;&quot;;COUNTIF([.V4:.V22];&quot;P&quot;)/(COUNTIF([.V4:.V22];&quot;P&quot;)+COUNTIF([.V4:.V22];&quot;A&quot;))*100)">
            <text:p/>
          </table:table-cell>
          <table:table-cell table:style-name="ce55" table:formula="of:=IF(ISBLANK([.W4]);&quot;&quot;;COUNTIF([.W4:.W22];&quot;P&quot;)/(COUNTIF([.W4:.W22];&quot;P&quot;)+COUNTIF([.W4:.W22];&quot;A&quot;))*100)">
            <text:p/>
          </table:table-cell>
          <table:table-cell table:style-name="ce55" table:formula="of:=IF(ISBLANK([.X4]);&quot;&quot;;COUNTIF([.X4:.X22];&quot;P&quot;)/(COUNTIF([.X4:.X22];&quot;P&quot;)+COUNTIF([.X4:.X22];&quot;A&quot;))*100)">
            <text:p/>
          </table:table-cell>
          <table:table-cell table:style-name="ce55" table:formula="of:=IF(ISBLANK([.Y4]);&quot;&quot;;COUNTIF([.Y4:.Y22];&quot;P&quot;)/(COUNTIF([.Y4:.Y22];&quot;P&quot;)+COUNTIF([.Y4:.Y22];&quot;A&quot;))*100)">
            <text:p/>
          </table:table-cell>
          <table:table-cell table:style-name="ce55" table:formula="of:=IF(ISBLANK([.Z4]);&quot;&quot;;COUNTIF([.Z4:.Z22];&quot;P&quot;)/(COUNTIF([.Z4:.Z22];&quot;P&quot;)+COUNTIF([.Z4:.Z22];&quot;A&quot;))*100)">
            <text:p/>
          </table:table-cell>
          <table:table-cell table:style-name="ce55" table:formula="of:=IF(ISBLANK([.AA4]);&quot;&quot;;COUNTIF([.AA4:.AA22];&quot;P&quot;)/(COUNTIF([.AA4:.AA22];&quot;P&quot;)+COUNTIF([.AA4:.AA22];&quot;A&quot;))*100)">
            <text:p/>
          </table:table-cell>
          <table:table-cell table:style-name="ce55" table:formula="of:=IF(ISBLANK([.AB4]);&quot;&quot;;COUNTIF([.AB4:.AB22];&quot;P&quot;)/(COUNTIF([.AB4:.AB22];&quot;P&quot;)+COUNTIF([.AB4:.AB22];&quot;A&quot;))*100)">
            <text:p/>
          </table:table-cell>
          <table:table-cell table:style-name="ce55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4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45"/>
          <table:table-cell table:style-name="ce55" table:formula="of:=IF(ISBLANK([.E4]);&quot;&quot;;COUNTIF([.E4:.E22];&quot;P&quot;))" office:value-type="float" office:value="12" calcext:value-type="float">
            <text:p>12</text:p>
          </table:table-cell>
          <table:table-cell table:style-name="ce55" table:formula="of:=IF(ISBLANK([.F4]);&quot;&quot;;COUNTIF([.F4:.F22];&quot;P&quot;))" office:value-type="float" office:value="10" calcext:value-type="float">
            <text:p>10</text:p>
          </table:table-cell>
          <table:table-cell table:style-name="ce55" table:formula="of:=IF(ISBLANK([.G4]);&quot;&quot;;COUNTIF([.G4:.G22];&quot;P&quot;))" office:value-type="float" office:value="11" calcext:value-type="float">
            <text:p>11</text:p>
          </table:table-cell>
          <table:table-cell table:style-name="ce55" table:formula="of:=IF(ISBLANK([.H4]);&quot;&quot;;COUNTIF([.H4:.H22];&quot;P&quot;))" office:value-type="float" office:value="13" calcext:value-type="float">
            <text:p>13</text:p>
          </table:table-cell>
          <table:table-cell table:style-name="ce55" table:formula="of:=IF(ISBLANK([.I4]);&quot;&quot;;COUNTIF([.I4:.I22];&quot;P&quot;))" office:value-type="float" office:value="12" calcext:value-type="float">
            <text:p>12</text:p>
          </table:table-cell>
          <table:table-cell table:style-name="ce55" table:formula="of:=IF(ISBLANK([.J4]);&quot;&quot;;COUNTIF([.J4:.J22];&quot;P&quot;))" office:value-type="float" office:value="11" calcext:value-type="float">
            <text:p>11</text:p>
          </table:table-cell>
          <table:table-cell table:style-name="ce55" table:formula="of:=IF(ISBLANK([.K4]);&quot;&quot;;COUNTIF([.K4:.K22];&quot;P&quot;))" office:value-type="float" office:value="15" calcext:value-type="float">
            <text:p>15</text:p>
          </table:table-cell>
          <table:table-cell table:style-name="ce55" table:formula="of:=IF(ISBLANK([.L4]);&quot;&quot;;COUNTIF([.L4:.L22];&quot;P&quot;))" office:value-type="float" office:value="14" calcext:value-type="float">
            <text:p>14</text:p>
          </table:table-cell>
          <table:table-cell table:style-name="ce55" table:formula="of:=IF(ISBLANK([.M4]);&quot;&quot;;COUNTIF([.M4:.M22];&quot;P&quot;))" office:value-type="float" office:value="15" calcext:value-type="float">
            <text:p>15</text:p>
          </table:table-cell>
          <table:table-cell table:style-name="ce55" table:formula="of:=IF(ISBLANK([.N4]);&quot;&quot;;COUNTIF([.N4:.N22];&quot;P&quot;))" office:value-type="float" office:value="15" calcext:value-type="float">
            <text:p>15</text:p>
          </table:table-cell>
          <table:table-cell table:style-name="ce55" table:formula="of:=IF(ISBLANK([.O4]);&quot;&quot;;COUNTIF([.O4:.O22];&quot;P&quot;))">
            <text:p/>
          </table:table-cell>
          <table:table-cell table:style-name="ce55" table:formula="of:=IF(ISBLANK([.P4]);&quot;&quot;;COUNTIF([.P4:.P22];&quot;P&quot;))">
            <text:p/>
          </table:table-cell>
          <table:table-cell table:style-name="ce55" table:formula="of:=IF(ISBLANK([.Q4]);&quot;&quot;;COUNTIF([.Q4:.Q22];&quot;P&quot;))">
            <text:p/>
          </table:table-cell>
          <table:table-cell table:style-name="ce55" table:formula="of:=IF(ISBLANK([.R4]);&quot;&quot;;COUNTIF([.R4:.R22];&quot;P&quot;))">
            <text:p/>
          </table:table-cell>
          <table:table-cell table:style-name="ce55" table:formula="of:=IF(ISBLANK([.S4]);&quot;&quot;;COUNTIF([.S4:.S22];&quot;P&quot;))">
            <text:p/>
          </table:table-cell>
          <table:table-cell table:style-name="ce55" table:formula="of:=IF(ISBLANK([.T4]);&quot;&quot;;COUNTIF([.T4:.T22];&quot;P&quot;))">
            <text:p/>
          </table:table-cell>
          <table:table-cell table:style-name="ce55" table:formula="of:=IF(ISBLANK([.U4]);&quot;&quot;;COUNTIF([.U4:.U22];&quot;P&quot;))">
            <text:p/>
          </table:table-cell>
          <table:table-cell table:style-name="ce55" table:formula="of:=IF(ISBLANK([.V4]);&quot;&quot;;COUNTIF([.V4:.V22];&quot;P&quot;))">
            <text:p/>
          </table:table-cell>
          <table:table-cell table:style-name="ce55" table:formula="of:=IF(ISBLANK([.W4]);&quot;&quot;;COUNTIF([.W4:.W22];&quot;P&quot;))">
            <text:p/>
          </table:table-cell>
          <table:table-cell table:style-name="ce55" table:formula="of:=IF(ISBLANK([.X4]);&quot;&quot;;COUNTIF([.X4:.X22];&quot;P&quot;))">
            <text:p/>
          </table:table-cell>
          <table:table-cell table:style-name="ce55" table:formula="of:=IF(ISBLANK([.Y4]);&quot;&quot;;COUNTIF([.Y4:.Y22];&quot;P&quot;))">
            <text:p/>
          </table:table-cell>
          <table:table-cell table:style-name="ce55" table:formula="of:=IF(ISBLANK([.Z4]);&quot;&quot;;COUNTIF([.Z4:.Z22];&quot;P&quot;))">
            <text:p/>
          </table:table-cell>
          <table:table-cell table:style-name="ce55" table:formula="of:=IF(ISBLANK([.AA4]);&quot;&quot;;COUNTIF([.AA4:.AA22];&quot;P&quot;))">
            <text:p/>
          </table:table-cell>
          <table:table-cell table:style-name="ce55" table:formula="of:=IF(ISBLANK([.AB4]);&quot;&quot;;COUNTIF([.AB4:.AB22];&quot;P&quot;))">
            <text:p/>
          </table:table-cell>
          <table:table-cell table:style-name="ce55" table:formula="of:=IF(ISBLANK([.AC4]);&quot;&quot;;COUNTIF([.AC4:.AC22];&quot;P&quot;))">
            <text:p/>
          </table:table-cell>
          <table:table-cell table:number-columns-repeated="994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9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9" table:number-columns-repeated="7"/>
          <table:table-cell table:style-name="ce58" table:number-columns-repeated="13"/>
          <table:table-cell table:number-columns-repeated="999"/>
        </table:table-row>
        <table:table-row table:style-name="ro4" table:number-rows-repeated="6">
          <table:table-cell table:style-name="ce16" table:number-columns-repeated="3"/>
          <table:table-cell table:style-name="ce40"/>
          <table:table-cell table:style-name="ce59" table:number-columns-repeated="20"/>
          <table:table-cell table:number-columns-repeated="999"/>
        </table:table-row>
        <table:table-row table:style-name="ro4" table:number-rows-repeated="2">
          <table:table-cell table:style-name="ce8" table:number-columns-repeated="3"/>
          <table:table-cell table:style-name="ce40"/>
          <table:table-cell table:style-name="ce59" table:number-columns-repeated="20"/>
          <table:table-cell table:number-columns-repeated="999"/>
        </table:table-row>
        <table:table-row table:style-name="ro4" table:number-rows-repeated="9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4">
          <table:table-cell table:style-name="ce8" table:number-columns-repeated="3"/>
          <table:table-cell table:style-name="ce40"/>
          <table:table-cell table:style-name="ce59" table:number-columns-repeated="20"/>
          <table:table-cell table:number-columns-repeated="999"/>
        </table:table-row>
        <table:table-row table:style-name="ro4">
          <table:table-cell table:style-name="ce16" table:number-columns-repeated="3"/>
          <table:table-cell table:style-name="ce40"/>
          <table:table-cell table:style-name="ce58" table:number-columns-repeated="20"/>
          <table:table-cell table:number-columns-repeated="999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ACN.E24:ACN.X51 ACN.E24:ACN.F51 ACN.E4:ACN.AC24">
            <calcext:condition calcext:apply-style-name="Good" calcext:value="=&quot;P&quot;" calcext:base-cell-address="ACN.E4"/>
            <calcext:condition calcext:apply-style-name="Error" calcext:value="=&quot;A&quot;" calcext:base-cell-address="ACN.E4"/>
            <calcext:condition calcext:apply-style-name="Untitled1" calcext:value="=&quot;Sign&quot;" calcext:base-cell-address="ACN.E4"/>
          </calcext:conditional-format>
          <calcext:conditional-format calcext:target-range-address="ACN.D4:ACN.D51">
            <calcext:condition calcext:apply-style-name="Text" calcext:value="=0" calcext:base-cell-address="ACN.D4"/>
            <calcext:condition calcext:apply-style-name="Bad" calcext:value="between(0,75)" calcext:base-cell-address="ACN.D4"/>
            <calcext:condition calcext:apply-style-name="Good" calcext:value="&gt;=75" calcext:base-cell-address="ACN.D4"/>
          </calcext:conditional-format>
        </calcext:conditional-formats>
      </table:table>
      <table:table table:name="ACN_LAB" table:style-name="ta1" table:print-ranges="ACN_LAB.A1:ACN_LAB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header-rows>
          <table:table-row table:style-name="ro1">
            <table:table-cell table:style-name="ce1"/>
            <table:table-cell table:style-name="ce10"/>
            <table:table-cell table:style-name="ce27" office:value-type="string" calcext:value-type="string">
              <text:p>Topic</text:p>
            </table:table-cell>
            <table:table-cell table:style-name="ce27" office:value-type="string" calcext:value-type="string" table:number-columns-spanned="1" table:number-rows-spanned="2">
              <text:p>Attendance</text:p>
            </table:table-cell>
            <table:table-cell table:style-name="ce27" table:number-columns-repeated="6"/>
            <table:table-cell table:style-name="ce1" table:number-columns-repeated="19"/>
            <table:table-cell table:number-columns-repeated="993"/>
          </table:table-row>
          <table:table-row table:style-name="ro5">
            <table:table-cell table:style-name="ce2"/>
            <table:table-cell table:style-name="ce11"/>
            <table:table-cell table:style-name="ce32" office:value-type="string" calcext:value-type="string">
              <text:p>Date</text:p>
            </table:table-cell>
            <table:covered-table-cell table:style-name="ce32"/>
            <table:table-cell table:style-name="ce44" office:value-type="date" office:date-value="2022-11-11" calcext:value-type="date">
              <text:p>Fri 11 Nov 22</text:p>
            </table:table-cell>
            <table:table-cell table:style-name="ce32" table:number-columns-repeated="24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/>
            <table:table-cell table:style-name="ce3" table:number-columns-repeated="14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66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66" table:formula="of:=IF(ISBLANK([.E5]);&quot;&quot;;COUNTIF([.D5:.S5];&quot;P&quot;)/(COUNTIF([.D5:.S5];&quot;P&quot;)+COUNTIF([.D5:.S5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66" table:formula="of:=IF(ISBLANK([.E6]);&quot;&quot;;COUNTIF([.D6:.S6];&quot;P&quot;)/(COUNTIF([.D6:.S6];&quot;P&quot;)+COUNTIF([.D6:.S6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66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66" table:formula="of:=IF(ISBLANK([.E8]);&quot;&quot;;COUNTIF([.D8:.S8];&quot;P&quot;)/(COUNTIF([.D8:.S8];&quot;P&quot;)+COUNTIF([.D8:.S8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66" table:formula="of:=IF(ISBLANK([.E9]);&quot;&quot;;COUNTIF([.D9:.S9];&quot;P&quot;)/(COUNTIF([.D9:.S9];&quot;P&quot;)+COUNTIF([.D9:.S9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66" table:formula="of:=IF(ISBLANK([.E10]);&quot;&quot;;COUNTIF([.D10:.S10];&quot;P&quot;)/(COUNTIF([.D10:.S10];&quot;P&quot;)+COUNTIF([.D10:.S10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66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style-name="ce62" table:number-columns-repeated="53"/>
          <table:table-cell table:style-name="ce65" table:number-columns-repeated="94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66" table:formula="of:=IF(ISBLANK([.E12]);&quot;&quot;;COUNTIF([.D12:.S12];&quot;P&quot;)/(COUNTIF([.D12:.S12];&quot;P&quot;)+COUNTIF([.D12:.S12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66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66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66" table:formula="of:=IF(ISBLANK([.E15]);&quot;&quot;;COUNTIF([.D15:.S15];&quot;P&quot;)/(COUNTIF([.D15:.S15];&quot;P&quot;)+COUNTIF([.D15:.S15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66" table:formula="of:=IF(ISBLANK([.E16]);&quot;&quot;;COUNTIF([.D16:.S16];&quot;P&quot;)/(COUNTIF([.D16:.S16];&quot;P&quot;)+COUNTIF([.D16:.S16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66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66" table:formula="of:=IF(ISBLANK([.E18]);&quot;&quot;;COUNTIF([.D18:.S18];&quot;P&quot;)/(COUNTIF([.D18:.S18];&quot;P&quot;)+COUNTIF([.D18:.S18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6" table:number-columns-repeated="5"/>
          <table:table-cell table:style-name="ce75" table:number-columns-repeated="19"/>
          <table:table-cell table:style-name="ce63" table:number-columns-repeated="993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66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66" table:formula="of:=IF(ISBLANK([.E20]);&quot;&quot;;COUNTIF([.D20:.S20];&quot;P&quot;)/(COUNTIF([.D20:.S20];&quot;P&quot;)+COUNTIF([.D20:.S20];&quot;A&quot;))*100)" office:value-type="float" office:value="0" calcext:value-type="float">
            <text:p>0</text:p>
          </table:table-cell>
          <table:table-cell table:style-name="ce70" office:value-type="string" calcext:value-type="string">
            <text:p>a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66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66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style-name="ce70" office:value-type="string" calcext:value-type="string">
            <text:p>p</text:p>
          </table:table-cell>
          <table:table-cell table:style-name="ce75" table:number-columns-repeated="24"/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67"/>
          <table:table-cell table:style-name="ce71" table:formula="of:=IF(ISBLANK([.E4]);&quot;&quot;;COUNTIF([.E4:.E22];&quot;P&quot;)/(COUNTIF([.E4:.E22];&quot;P&quot;)+COUNTIF([.E4:.E22];&quot;A&quot;))*100)" office:value-type="float" office:value="57.8947368421053" calcext:value-type="float">
            <text:p>57.8947368421053</text:p>
          </table:table-cell>
          <table:table-cell table:style-name="ce72" table:formula="of:=IF(ISBLANK([.F4]);&quot;&quot;;COUNTIF([.F4:.F22];&quot;P&quot;)/(COUNTIF([.F4:.F22];&quot;P&quot;)+COUNTIF([.F4:.F22];&quot;A&quot;))*100)">
            <text:p/>
          </table:table-cell>
          <table:table-cell table:style-name="ce72" table:formula="of:=IF(ISBLANK([.G4]);&quot;&quot;;COUNTIF([.G4:.G22];&quot;P&quot;)/(COUNTIF([.G4:.G22];&quot;P&quot;)+COUNTIF([.G4:.G22];&quot;A&quot;))*100)">
            <text:p/>
          </table:table-cell>
          <table:table-cell table:style-name="ce72" table:formula="of:=IF(ISBLANK([.H4]);&quot;&quot;;COUNTIF([.H4:.H22];&quot;P&quot;)/(COUNTIF([.H4:.H22];&quot;P&quot;)+COUNTIF([.H4:.H22];&quot;A&quot;))*100)">
            <text:p/>
          </table:table-cell>
          <table:table-cell table:style-name="ce72" table:formula="of:=IF(ISBLANK([.I4]);&quot;&quot;;COUNTIF([.I4:.I22];&quot;P&quot;)/(COUNTIF([.I4:.I22];&quot;P&quot;)+COUNTIF([.I4:.I22];&quot;A&quot;))*100)">
            <text:p/>
          </table:table-cell>
          <table:table-cell table:style-name="ce72" table:formula="of:=IF(ISBLANK([.J4]);&quot;&quot;;COUNTIF([.J4:.J22];&quot;P&quot;)/(COUNTIF([.J4:.J22];&quot;P&quot;)+COUNTIF([.J4:.J22];&quot;A&quot;))*100)">
            <text:p/>
          </table:table-cell>
          <table:table-cell table:style-name="ce72" table:formula="of:=IF(ISBLANK([.K4]);&quot;&quot;;COUNTIF([.K4:.K22];&quot;P&quot;)/(COUNTIF([.K4:.K22];&quot;P&quot;)+COUNTIF([.K4:.K22];&quot;A&quot;))*100)">
            <text:p/>
          </table:table-cell>
          <table:table-cell table:style-name="ce72" table:formula="of:=IF(ISBLANK([.L4]);&quot;&quot;;COUNTIF([.L4:.L22];&quot;P&quot;)/(COUNTIF([.L4:.L22];&quot;P&quot;)+COUNTIF([.L4:.L22];&quot;A&quot;))*100)">
            <text:p/>
          </table:table-cell>
          <table:table-cell table:style-name="ce72" table:formula="of:=IF(ISBLANK([.M4]);&quot;&quot;;COUNTIF([.M4:.M22];&quot;P&quot;)/(COUNTIF([.M4:.M22];&quot;P&quot;)+COUNTIF([.M4:.M22];&quot;A&quot;))*100)">
            <text:p/>
          </table:table-cell>
          <table:table-cell table:style-name="ce72" table:formula="of:=IF(ISBLANK([.N4]);&quot;&quot;;COUNTIF([.N4:.N22];&quot;P&quot;)/(COUNTIF([.N4:.N22];&quot;P&quot;)+COUNTIF([.N4:.N22];&quot;A&quot;))*100)">
            <text:p/>
          </table:table-cell>
          <table:table-cell table:style-name="ce72" table:formula="of:=IF(ISBLANK([.O4]);&quot;&quot;;COUNTIF([.O4:.O22];&quot;P&quot;)/(COUNTIF([.O4:.O22];&quot;P&quot;)+COUNTIF([.O4:.O22];&quot;A&quot;))*100)">
            <text:p/>
          </table:table-cell>
          <table:table-cell table:style-name="ce72" table:formula="of:=IF(ISBLANK([.P4]);&quot;&quot;;COUNTIF([.P4:.P22];&quot;P&quot;)/(COUNTIF([.P4:.P22];&quot;P&quot;)+COUNTIF([.P4:.P22];&quot;A&quot;))*100)">
            <text:p/>
          </table:table-cell>
          <table:table-cell table:style-name="ce72" table:formula="of:=IF(ISBLANK([.Q4]);&quot;&quot;;COUNTIF([.Q4:.Q22];&quot;P&quot;)/(COUNTIF([.Q4:.Q22];&quot;P&quot;)+COUNTIF([.Q4:.Q22];&quot;A&quot;))*100)">
            <text:p/>
          </table:table-cell>
          <table:table-cell table:style-name="ce72" table:formula="of:=IF(ISBLANK([.R4]);&quot;&quot;;COUNTIF([.R4:.R22];&quot;P&quot;)/(COUNTIF([.R4:.R22];&quot;P&quot;)+COUNTIF([.R4:.R22];&quot;A&quot;))*100)">
            <text:p/>
          </table:table-cell>
          <table:table-cell table:style-name="ce72" table:formula="of:=IF(ISBLANK([.S4]);&quot;&quot;;COUNTIF([.S4:.S22];&quot;P&quot;)/(COUNTIF([.S4:.S22];&quot;P&quot;)+COUNTIF([.S4:.S22];&quot;A&quot;))*100)">
            <text:p/>
          </table:table-cell>
          <table:table-cell table:style-name="ce72" table:formula="of:=IF(ISBLANK([.T4]);&quot;&quot;;COUNTIF([.T4:.T22];&quot;P&quot;)/(COUNTIF([.T4:.T22];&quot;P&quot;)+COUNTIF([.T4:.T22];&quot;A&quot;))*100)">
            <text:p/>
          </table:table-cell>
          <table:table-cell table:style-name="ce72" table:formula="of:=IF(ISBLANK([.U4]);&quot;&quot;;COUNTIF([.U4:.U22];&quot;P&quot;)/(COUNTIF([.U4:.U22];&quot;P&quot;)+COUNTIF([.U4:.U22];&quot;A&quot;))*100)">
            <text:p/>
          </table:table-cell>
          <table:table-cell table:style-name="ce72" table:formula="of:=IF(ISBLANK([.V4]);&quot;&quot;;COUNTIF([.V4:.V22];&quot;P&quot;)/(COUNTIF([.V4:.V22];&quot;P&quot;)+COUNTIF([.V4:.V22];&quot;A&quot;))*100)">
            <text:p/>
          </table:table-cell>
          <table:table-cell table:style-name="ce72" table:formula="of:=IF(ISBLANK([.W4]);&quot;&quot;;COUNTIF([.W4:.W22];&quot;P&quot;)/(COUNTIF([.W4:.W22];&quot;P&quot;)+COUNTIF([.W4:.W22];&quot;A&quot;))*100)">
            <text:p/>
          </table:table-cell>
          <table:table-cell table:style-name="ce72" table:formula="of:=IF(ISBLANK([.X4]);&quot;&quot;;COUNTIF([.X4:.X22];&quot;P&quot;)/(COUNTIF([.X4:.X22];&quot;P&quot;)+COUNTIF([.X4:.X22];&quot;A&quot;))*100)">
            <text:p/>
          </table:table-cell>
          <table:table-cell table:style-name="ce72" table:formula="of:=IF(ISBLANK([.Y4]);&quot;&quot;;COUNTIF([.Y4:.Y22];&quot;P&quot;)/(COUNTIF([.Y4:.Y22];&quot;P&quot;)+COUNTIF([.Y4:.Y22];&quot;A&quot;))*100)">
            <text:p/>
          </table:table-cell>
          <table:table-cell table:style-name="ce72" table:formula="of:=IF(ISBLANK([.Z4]);&quot;&quot;;COUNTIF([.Z4:.Z22];&quot;P&quot;)/(COUNTIF([.Z4:.Z22];&quot;P&quot;)+COUNTIF([.Z4:.Z22];&quot;A&quot;))*100)">
            <text:p/>
          </table:table-cell>
          <table:table-cell table:style-name="ce72" table:formula="of:=IF(ISBLANK([.AA4]);&quot;&quot;;COUNTIF([.AA4:.AA22];&quot;P&quot;)/(COUNTIF([.AA4:.AA22];&quot;P&quot;)+COUNTIF([.AA4:.AA22];&quot;A&quot;))*100)">
            <text:p/>
          </table:table-cell>
          <table:table-cell table:style-name="ce72" table:formula="of:=IF(ISBLANK([.AB4]);&quot;&quot;;COUNTIF([.AB4:.AB22];&quot;P&quot;)/(COUNTIF([.AB4:.AB22];&quot;P&quot;)+COUNTIF([.AB4:.AB22];&quot;A&quot;))*100)">
            <text:p/>
          </table:table-cell>
          <table:table-cell table:style-name="ce72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67"/>
          <table:table-cell table:style-name="ce72" table:formula="of:=IF(ISBLANK([.E4]);&quot;&quot;;COUNTIF([.E4:.E22];&quot;P&quot;))" office:value-type="float" office:value="11" calcext:value-type="float">
            <text:p>11</text:p>
          </table:table-cell>
          <table:table-cell table:style-name="ce72" table:formula="of:=IF(ISBLANK([.F4]);&quot;&quot;;COUNTIF([.F4:.F22];&quot;P&quot;))">
            <text:p/>
          </table:table-cell>
          <table:table-cell table:style-name="ce72" table:formula="of:=IF(ISBLANK([.G4]);&quot;&quot;;COUNTIF([.G4:.G22];&quot;P&quot;))">
            <text:p/>
          </table:table-cell>
          <table:table-cell table:style-name="ce72" table:formula="of:=IF(ISBLANK([.H4]);&quot;&quot;;COUNTIF([.H4:.H22];&quot;P&quot;))">
            <text:p/>
          </table:table-cell>
          <table:table-cell table:style-name="ce72" table:formula="of:=IF(ISBLANK([.I4]);&quot;&quot;;COUNTIF([.I4:.I22];&quot;P&quot;))">
            <text:p/>
          </table:table-cell>
          <table:table-cell table:style-name="ce72" table:formula="of:=IF(ISBLANK([.J4]);&quot;&quot;;COUNTIF([.J4:.J22];&quot;P&quot;))">
            <text:p/>
          </table:table-cell>
          <table:table-cell table:style-name="ce72" table:formula="of:=IF(ISBLANK([.K4]);&quot;&quot;;COUNTIF([.K4:.K22];&quot;P&quot;))">
            <text:p/>
          </table:table-cell>
          <table:table-cell table:style-name="ce72" table:formula="of:=IF(ISBLANK([.L4]);&quot;&quot;;COUNTIF([.L4:.L22];&quot;P&quot;))">
            <text:p/>
          </table:table-cell>
          <table:table-cell table:style-name="ce72" table:formula="of:=IF(ISBLANK([.M4]);&quot;&quot;;COUNTIF([.M4:.M22];&quot;P&quot;))">
            <text:p/>
          </table:table-cell>
          <table:table-cell table:style-name="ce72" table:formula="of:=IF(ISBLANK([.N4]);&quot;&quot;;COUNTIF([.N4:.N22];&quot;P&quot;))">
            <text:p/>
          </table:table-cell>
          <table:table-cell table:style-name="ce72" table:formula="of:=IF(ISBLANK([.O4]);&quot;&quot;;COUNTIF([.O4:.O22];&quot;P&quot;))">
            <text:p/>
          </table:table-cell>
          <table:table-cell table:style-name="ce72" table:formula="of:=IF(ISBLANK([.P4]);&quot;&quot;;COUNTIF([.P4:.P22];&quot;P&quot;))">
            <text:p/>
          </table:table-cell>
          <table:table-cell table:style-name="ce72" table:formula="of:=IF(ISBLANK([.Q4]);&quot;&quot;;COUNTIF([.Q4:.Q22];&quot;P&quot;))">
            <text:p/>
          </table:table-cell>
          <table:table-cell table:style-name="ce72" table:formula="of:=IF(ISBLANK([.R4]);&quot;&quot;;COUNTIF([.R4:.R22];&quot;P&quot;))">
            <text:p/>
          </table:table-cell>
          <table:table-cell table:style-name="ce72" table:formula="of:=IF(ISBLANK([.S4]);&quot;&quot;;COUNTIF([.S4:.S22];&quot;P&quot;))">
            <text:p/>
          </table:table-cell>
          <table:table-cell table:style-name="ce72" table:formula="of:=IF(ISBLANK([.T4]);&quot;&quot;;COUNTIF([.T4:.T22];&quot;P&quot;))">
            <text:p/>
          </table:table-cell>
          <table:table-cell table:style-name="ce72" table:formula="of:=IF(ISBLANK([.U4]);&quot;&quot;;COUNTIF([.U4:.U22];&quot;P&quot;))">
            <text:p/>
          </table:table-cell>
          <table:table-cell table:style-name="ce72" table:formula="of:=IF(ISBLANK([.V4]);&quot;&quot;;COUNTIF([.V4:.V22];&quot;P&quot;))">
            <text:p/>
          </table:table-cell>
          <table:table-cell table:style-name="ce72" table:formula="of:=IF(ISBLANK([.W4]);&quot;&quot;;COUNTIF([.W4:.W22];&quot;P&quot;))">
            <text:p/>
          </table:table-cell>
          <table:table-cell table:style-name="ce72" table:formula="of:=IF(ISBLANK([.X4]);&quot;&quot;;COUNTIF([.X4:.X22];&quot;P&quot;))">
            <text:p/>
          </table:table-cell>
          <table:table-cell table:style-name="ce72" table:formula="of:=IF(ISBLANK([.Y4]);&quot;&quot;;COUNTIF([.Y4:.Y22];&quot;P&quot;))">
            <text:p/>
          </table:table-cell>
          <table:table-cell table:style-name="ce72" table:formula="of:=IF(ISBLANK([.Z4]);&quot;&quot;;COUNTIF([.Z4:.Z22];&quot;P&quot;))">
            <text:p/>
          </table:table-cell>
          <table:table-cell table:style-name="ce72" table:formula="of:=IF(ISBLANK([.AA4]);&quot;&quot;;COUNTIF([.AA4:.AA22];&quot;P&quot;))">
            <text:p/>
          </table:table-cell>
          <table:table-cell table:style-name="ce72" table:formula="of:=IF(ISBLANK([.AB4]);&quot;&quot;;COUNTIF([.AB4:.AB22];&quot;P&quot;))">
            <text:p/>
          </table:table-cell>
          <table:table-cell table:style-name="ce72" table:formula="of:=IF(ISBLANK([.AC4]);&quot;&quot;;COUNTIF([.AC4:.AC22];&quot;P&quot;))">
            <text:p/>
          </table:table-cell>
          <table:table-cell table:number-columns-repeated="993"/>
        </table:table-row>
        <table:table-row table:style-name="ro4" table:number-rows-repeated="6">
          <table:table-cell table:style-name="ce16" table:number-columns-repeated="3"/>
          <table:table-cell table:style-name="ce68"/>
          <table:table-cell table:style-name="ce73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68"/>
          <table:table-cell table:style-name="ce74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68"/>
          <table:table-cell table:style-name="ce74" table:number-columns-repeated="7"/>
          <table:table-cell table:style-name="ce73" table:number-columns-repeated="13"/>
          <table:table-cell table:number-columns-repeated="998"/>
        </table:table-row>
        <table:table-row table:style-name="ro4" table:number-rows-repeated="6">
          <table:table-cell table:style-name="ce16" table:number-columns-repeated="3"/>
          <table:table-cell table:style-name="ce68"/>
          <table:table-cell table:style-name="ce74" table:number-columns-repeated="20"/>
          <table:table-cell table:number-columns-repeated="998"/>
        </table:table-row>
        <table:table-row table:style-name="ro4" table:number-rows-repeated="2">
          <table:table-cell table:style-name="ce8" table:number-columns-repeated="3"/>
          <table:table-cell table:style-name="ce68"/>
          <table:table-cell table:style-name="ce74" table:number-columns-repeated="20"/>
          <table:table-cell table:number-columns-repeated="998"/>
        </table:table-row>
        <table:table-row table:style-name="ro4" table:number-rows-repeated="9">
          <table:table-cell table:style-name="ce16" table:number-columns-repeated="3"/>
          <table:table-cell table:style-name="ce68"/>
          <table:table-cell table:style-name="ce73" table:number-columns-repeated="20"/>
          <table:table-cell table:number-columns-repeated="998"/>
        </table:table-row>
        <table:table-row table:style-name="ro4">
          <table:table-cell table:style-name="ce8" table:number-columns-repeated="3"/>
          <table:table-cell table:style-name="ce68"/>
          <table:table-cell table:style-name="ce74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68"/>
          <table:table-cell table:style-name="ce73" table:number-columns-repeated="20"/>
          <table:table-cell table:number-columns-repeated="99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ACN_LAB.F4:ACN_LAB.L5 ACN_LAB.X4:ACN_LAB.AC22 ACN_LAB.E24:ACN_LAB.X51 ACN_LAB.F5:ACN_LAB.W22 ACN_LAB.M4:ACN_LAB.W4 ACN_LAB.E25:ACN_LAB.E51 ACN_LAB.E4:ACN_LAB.E22 ACN_LAB.E23:ACN_LAB.AC24">
            <calcext:condition calcext:apply-style-name="Good" calcext:value="=&quot;P&quot;" calcext:base-cell-address="ACN_LAB.E4"/>
            <calcext:condition calcext:apply-style-name="Error" calcext:value="=&quot;A&quot;" calcext:base-cell-address="ACN_LAB.E4"/>
            <calcext:condition calcext:apply-style-name="Untitled1" calcext:value="=&quot;Sign&quot;" calcext:base-cell-address="ACN_LAB.E4"/>
          </calcext:conditional-format>
          <calcext:conditional-format calcext:target-range-address="ACN_LAB.D4:ACN_LAB.D51">
            <calcext:condition calcext:apply-style-name="Text" calcext:value="=0" calcext:base-cell-address="ACN_LAB.D4"/>
            <calcext:condition calcext:apply-style-name="Bad" calcext:value="between(0,75)" calcext:base-cell-address="ACN_LAB.D4"/>
            <calcext:condition calcext:apply-style-name="Good" calcext:value="&gt;=75" calcext:base-cell-address="ACN_LAB.D4"/>
          </calcext:conditional-format>
        </calcext:conditional-formats>
      </table:table>
      <table:table table:name="FoML" table:style-name="ta1" table:print-ranges="FoML.A1:FoML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header-rows>
          <table:table-row table:style-name="ro1">
            <table:table-cell table:style-name="ce1"/>
            <table:table-cell table:style-name="ce10"/>
            <table:table-cell table:style-name="ce27" office:value-type="string" calcext:value-type="string">
              <text:p>Topic</text:p>
            </table:table-cell>
            <table:table-cell table:style-name="ce27" office:value-type="string" calcext:value-type="string" table:number-columns-spanned="1" table:number-rows-spanned="2">
              <text:p>Attendance</text:p>
            </table:table-cell>
            <table:table-cell table:style-name="ce44" table:number-columns-repeated="7"/>
            <table:table-cell table:style-name="ce44" office:value-type="string" calcext:value-type="string">
              <text:p>VC</text:p>
            </table:table-cell>
            <table:table-cell table:style-name="ce44"/>
            <table:table-cell table:style-name="ce44" office:value-type="string" calcext:value-type="string">
              <text:p>Sports Day</text:p>
            </table:table-cell>
            <table:table-cell table:style-name="ce44" table:number-columns-repeated="15"/>
            <table:table-cell table:number-columns-repeated="993"/>
          </table:table-row>
          <table:table-row table:style-name="ro2">
            <table:table-cell table:style-name="ce2"/>
            <table:table-cell table:style-name="ce11"/>
            <table:table-cell table:style-name="ce32" office:value-type="string" calcext:value-type="string">
              <text:p>Date</text:p>
            </table:table-cell>
            <table:covered-table-cell table:style-name="ce32"/>
            <table:table-cell table:style-name="ce44" office:value-type="date" office:date-value="2022-11-03" calcext:value-type="date">
              <text:p>Thu 3 Nov 22</text:p>
            </table:table-cell>
            <table:table-cell table:style-name="ce44" office:value-type="date" office:date-value="2022-11-06" calcext:value-type="date">
              <text:p>Sun 6 Nov 22</text:p>
            </table:table-cell>
            <table:table-cell table:style-name="ce44" office:value-type="date" office:date-value="2022-11-07" calcext:value-type="date">
              <text:p>Mon 7 Nov 22</text:p>
            </table:table-cell>
            <table:table-cell table:style-name="ce44" office:value-type="date" office:date-value="2022-11-09" calcext:value-type="date">
              <text:p>Wed 9 Nov 22</text:p>
            </table:table-cell>
            <table:table-cell table:style-name="ce44" office:value-type="date" office:date-value="2022-11-10" calcext:value-type="date">
              <text:p>Thu 10 Nov 22</text:p>
            </table:table-cell>
            <table:table-cell table:style-name="ce44" office:value-type="date" office:date-value="2022-11-11" calcext:value-type="date">
              <text:p>Fri 11 Nov 22</text:p>
            </table:table-cell>
            <table:table-cell table:style-name="ce44" office:value-type="date" office:date-value="2022-11-15" calcext:value-type="date">
              <text:p>Tue 15 Nov 22</text:p>
            </table:table-cell>
            <table:table-cell table:style-name="ce44" office:value-type="date" office:date-value="2022-11-16" calcext:value-type="date">
              <text:p>Wed 16 Nov 22</text:p>
            </table:table-cell>
            <table:table-cell table:style-name="ce44" office:value-type="date" office:date-value="2022-11-17" calcext:value-type="date">
              <text:p>Thu 17 Nov 22</text:p>
            </table:table-cell>
            <table:table-cell table:style-name="ce44" office:value-type="date" office:date-value="2022-11-22" calcext:value-type="date">
              <text:p>Tue 22 Nov 22</text:p>
            </table:table-cell>
            <table:table-cell table:style-name="ce32" table:number-columns-repeated="15"/>
            <table:table-cell table:style-name="ce64" table:number-columns-repeated="993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 table:number-columns-repeated="10"/>
            <table:table-cell table:style-name="ce3" table:number-columns-repeated="5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77" table:formula="of:=IF(ISBLANK([.E4]);&quot;&quot;;COUNTIF([.D4:.S4];&quot;P&quot;)/(COUNTIF([.D4:.S4];&quot;P&quot;)+COUNTIF([.D4:.S4];&quot;A&quot;))*100)" office:value-type="float" office:value="90" calcext:value-type="float">
            <text:p>90</text:p>
          </table:table-cell>
          <table:table-cell table:style-name="ce80" office:value-type="string" calcext:value-type="string">
            <text:p>a</text:p>
          </table:table-cell>
          <table:table-cell table:number-columns-repeated="6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77" table:formula="of:=IF(ISBLANK([.E5]);&quot;&quot;;COUNTIF([.D5:.S5];&quot;P&quot;)/(COUNTIF([.D5:.S5];&quot;P&quot;)+COUNTIF([.D5:.S5];&quot;A&quot;))*100)" office:value-type="float" office:value="80" calcext:value-type="float">
            <text:p>80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4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77" table:formula="of:=IF(ISBLANK([.E6]);&quot;&quot;;COUNTIF([.D6:.S6];&quot;P&quot;)/(COUNTIF([.D6:.S6];&quot;P&quot;)+COUNTIF([.D6:.S6];&quot;A&quot;))*100)" office:value-type="float" office:value="80" calcext:value-type="float">
            <text:p>80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77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number-columns-repeated="7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77" table:formula="of:=IF(ISBLANK([.E8]);&quot;&quot;;COUNTIF([.D8:.S8];&quot;P&quot;)/(COUNTIF([.D8:.S8];&quot;P&quot;)+COUNTIF([.D8:.S8];&quot;A&quot;))*100)" office:value-type="float" office:value="90" calcext:value-type="float">
            <text:p>90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77" table:formula="of:=IF(ISBLANK([.E9]);&quot;&quot;;COUNTIF([.D9:.S9];&quot;P&quot;)/(COUNTIF([.D9:.S9];&quot;P&quot;)+COUNTIF([.D9:.S9];&quot;A&quot;))*100)" office:value-type="float" office:value="20" calcext:value-type="float">
            <text:p>20</text:p>
          </table:table-cell>
          <table:table-cell table:number-columns-repeated="7" table:style-name="ce80" office:value-type="string" calcext:value-type="string">
            <text:p>a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77" table:formula="of:=IF(ISBLANK([.E10]);&quot;&quot;;COUNTIF([.D10:.S10];&quot;P&quot;)/(COUNTIF([.D10:.S10];&quot;P&quot;)+COUNTIF([.D10:.S10];&quot;A&quot;))*100)" office:value-type="float" office:value="20" calcext:value-type="float">
            <text:p>20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number-columns-repeated="3" table:style-name="ce80" office:value-type="string" calcext:value-type="string">
            <text:p>a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77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number-columns-repeated="7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style-name="ce62" table:number-columns-repeated="53"/>
          <table:table-cell table:style-name="ce65" table:number-columns-repeated="94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77" table:formula="of:=IF(ISBLANK([.E12]);&quot;&quot;;COUNTIF([.D12:.S12];&quot;P&quot;)/(COUNTIF([.D12:.S12];&quot;P&quot;)+COUNTIF([.D12:.S12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77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number-columns-repeated="7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77" table:formula="of:=IF(ISBLANK([.E14]);&quot;&quot;;COUNTIF([.D14:.S14];&quot;P&quot;)/(COUNTIF([.D14:.S14];&quot;P&quot;)+COUNTIF([.D14:.S14];&quot;A&quot;))*100)" office:value-type="float" office:value="90" calcext:value-type="float">
            <text:p>90</text:p>
          </table:table-cell>
          <table:table-cell table:number-columns-repeated="3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3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77" table:formula="of:=IF(ISBLANK([.E15]);&quot;&quot;;COUNTIF([.D15:.S15];&quot;P&quot;)/(COUNTIF([.D15:.S15];&quot;P&quot;)+COUNTIF([.D15:.S15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p</text:p>
          </table:table-cell>
          <table:table-cell table:number-columns-repeated="3" table:style-name="ce80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77" table:formula="of:=IF(ISBLANK([.E16]);&quot;&quot;;COUNTIF([.D16:.S16];&quot;P&quot;)/(COUNTIF([.D16:.S16];&quot;P&quot;)+COUNTIF([.D16:.S16];&quot;A&quot;))*100)" office:value-type="float" office:value="70" calcext:value-type="float">
            <text:p>70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77" table:formula="of:=IF(ISBLANK([.E17]);&quot;&quot;;COUNTIF([.D17:.S17];&quot;P&quot;)/(COUNTIF([.D17:.S17];&quot;P&quot;)+COUNTIF([.D17:.S17];&quot;A&quot;))*100)" office:value-type="float" office:value="20" calcext:value-type="float">
            <text:p>20</text:p>
          </table:table-cell>
          <table:table-cell table:number-columns-repeated="6"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77" table:formula="of:=IF(ISBLANK([.E18]);&quot;&quot;;COUNTIF([.D18:.S18];&quot;P&quot;)/(COUNTIF([.D18:.S18];&quot;P&quot;)+COUNTIF([.D18:.S18];&quot;A&quot;))*100)" office:value-type="float" office:value="80" calcext:value-type="float">
            <text:p>80</text:p>
          </table:table-cell>
          <table:table-cell table:style-name="ce81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p</text:p>
          </table:table-cell>
          <table:table-cell table:style-name="ce87" table:number-columns-repeated="15"/>
          <table:table-cell table:style-name="ce63" table:number-columns-repeated="993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77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number-columns-repeated="7" table:style-name="ce80" office:value-type="string" calcext:value-type="string">
            <text:p>a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a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77" table:formula="of:=IF(ISBLANK([.E20]);&quot;&quot;;COUNTIF([.D20:.S20];&quot;P&quot;)/(COUNTIF([.D20:.S20];&quot;P&quot;)+COUNTIF([.D20:.S20];&quot;A&quot;))*100)" office:value-type="float" office:value="20" calcext:value-type="float">
            <text:p>20</text:p>
          </table:table-cell>
          <table:table-cell table:number-columns-repeated="7" table:style-name="ce80" office:value-type="string" calcext:value-type="string">
            <text:p>a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77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number-columns-repeated="7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77" table:formula="of:=IF(ISBLANK([.E22]);&quot;&quot;;COUNTIF([.D22:.S22];&quot;P&quot;)/(COUNTIF([.D22:.S22];&quot;P&quot;)+COUNTIF([.D22:.S22];&quot;A&quot;))*100)" office:value-type="float" office:value="80" calcext:value-type="float">
            <text:p>80</text:p>
          </table:table-cell>
          <table:table-cell table:number-columns-repeated="2" table:style-name="ce80" office:value-type="string" calcext:value-type="string">
            <text:p>a</text:p>
          </table:table-cell>
          <table:table-cell table:number-columns-repeated="5" table:style-name="ce80" office:value-type="string" calcext:value-type="string">
            <text:p>p</text:p>
          </table:table-cell>
          <table:table-cell table:style-name="ce86" office:value-type="string" calcext:value-type="string">
            <text:p>p</text:p>
          </table:table-cell>
          <table:table-cell table:number-columns-repeated="2" table:style-name="ce80" office:value-type="string" calcext:value-type="string">
            <text:p>p</text:p>
          </table:table-cell>
          <table:table-cell table:style-name="ce87" table:number-columns-repeated="15"/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Class Attendance %</text:p>
          </table:table-cell>
          <table:table-cell table:style-name="ce78"/>
          <table:table-cell table:style-name="ce82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83" table:formula="of:=IF(ISBLANK([.F4]);&quot;&quot;;COUNTIF([.F4:.F22];&quot;P&quot;)/(COUNTIF([.F4:.F22];&quot;P&quot;)+COUNTIF([.F4:.F22];&quot;A&quot;))*100)" office:value-type="float" office:value="52.6315789473684" calcext:value-type="float">
            <text:p>52.6315789473684</text:p>
          </table:table-cell>
          <table:table-cell table:style-name="ce83" table:formula="of:=IF(ISBLANK([.G4]);&quot;&quot;;COUNTIF([.G4:.G22];&quot;P&quot;)/(COUNTIF([.G4:.G22];&quot;P&quot;)+COUNTIF([.G4:.G22];&quot;A&quot;))*100)" office:value-type="float" office:value="57.8947368421053" calcext:value-type="float">
            <text:p>57.8947368421053</text:p>
          </table:table-cell>
          <table:table-cell table:style-name="ce83" table:formula="of:=IF(ISBLANK([.H4]);&quot;&quot;;COUNTIF([.H4:.H22];&quot;P&quot;)/(COUNTIF([.H4:.H22];&quot;P&quot;)+COUNTIF([.H4:.H22];&quot;A&quot;))*100)" office:value-type="float" office:value="68.421052631579" calcext:value-type="float">
            <text:p>68.421052631579</text:p>
          </table:table-cell>
          <table:table-cell table:style-name="ce83" table:formula="of:=IF(ISBLANK([.I4]);&quot;&quot;;COUNTIF([.I4:.I22];&quot;P&quot;)/(COUNTIF([.I4:.I22];&quot;P&quot;)+COUNTIF([.I4:.I22];&quot;A&quot;))*100)" office:value-type="float" office:value="63.1578947368421" calcext:value-type="float">
            <text:p>63.1578947368421</text:p>
          </table:table-cell>
          <table:table-cell table:style-name="ce83" table:formula="of:=IF(ISBLANK([.J4]);&quot;&quot;;COUNTIF([.J4:.J22];&quot;P&quot;)/(COUNTIF([.J4:.J22];&quot;P&quot;)+COUNTIF([.J4:.J22];&quot;A&quot;))*100)" office:value-type="float" office:value="57.8947368421053" calcext:value-type="float">
            <text:p>57.8947368421053</text:p>
          </table:table-cell>
          <table:table-cell table:style-name="ce83" table:formula="of:=IF(ISBLANK([.K4]);&quot;&quot;;COUNTIF([.K4:.K22];&quot;P&quot;)/(COUNTIF([.K4:.K22];&quot;P&quot;)+COUNTIF([.K4:.K22];&quot;A&quot;))*100)" office:value-type="float" office:value="78.9473684210526" calcext:value-type="float">
            <text:p>78.9473684210526</text:p>
          </table:table-cell>
          <table:table-cell table:style-name="ce83" table:formula="of:=IF(ISBLANK([.L4]);&quot;&quot;;COUNTIF([.L4:.L22];&quot;P&quot;)/(COUNTIF([.L4:.L22];&quot;P&quot;)+COUNTIF([.L4:.L22];&quot;A&quot;))*100)" office:value-type="float" office:value="78.9473684210526" calcext:value-type="float">
            <text:p>78.9473684210526</text:p>
          </table:table-cell>
          <table:table-cell table:style-name="ce83" table:formula="of:=IF(ISBLANK([.M4]);&quot;&quot;;COUNTIF([.M4:.M22];&quot;P&quot;)/(COUNTIF([.M4:.M22];&quot;P&quot;)+COUNTIF([.M4:.M22];&quot;A&quot;))*100)" office:value-type="float" office:value="73.6842105263158" calcext:value-type="float">
            <text:p>73.6842105263158</text:p>
          </table:table-cell>
          <table:table-cell table:style-name="ce83" table:formula="of:=IF(ISBLANK([.N4]);&quot;&quot;;COUNTIF([.N4:.N22];&quot;P&quot;)/(COUNTIF([.N4:.N22];&quot;P&quot;)+COUNTIF([.N4:.N22];&quot;A&quot;))*100)" office:value-type="float" office:value="78.9473684210526" calcext:value-type="float">
            <text:p>78.9473684210526</text:p>
          </table:table-cell>
          <table:table-cell table:style-name="ce83" table:formula="of:=IF(ISBLANK([.O4]);&quot;&quot;;COUNTIF([.O4:.O22];&quot;P&quot;)/(COUNTIF([.O4:.O22];&quot;P&quot;)+COUNTIF([.O4:.O22];&quot;A&quot;))*100)">
            <text:p/>
          </table:table-cell>
          <table:table-cell table:style-name="ce83" table:formula="of:=IF(ISBLANK([.P4]);&quot;&quot;;COUNTIF([.P4:.P22];&quot;P&quot;)/(COUNTIF([.P4:.P22];&quot;P&quot;)+COUNTIF([.P4:.P22];&quot;A&quot;))*100)">
            <text:p/>
          </table:table-cell>
          <table:table-cell table:style-name="ce83" table:formula="of:=IF(ISBLANK([.Q4]);&quot;&quot;;COUNTIF([.Q4:.Q22];&quot;P&quot;)/(COUNTIF([.Q4:.Q22];&quot;P&quot;)+COUNTIF([.Q4:.Q22];&quot;A&quot;))*100)">
            <text:p/>
          </table:table-cell>
          <table:table-cell table:style-name="ce83" table:formula="of:=IF(ISBLANK([.R4]);&quot;&quot;;COUNTIF([.R4:.R22];&quot;P&quot;)/(COUNTIF([.R4:.R22];&quot;P&quot;)+COUNTIF([.R4:.R22];&quot;A&quot;))*100)">
            <text:p/>
          </table:table-cell>
          <table:table-cell table:style-name="ce83" table:formula="of:=IF(ISBLANK([.S4]);&quot;&quot;;COUNTIF([.S4:.S22];&quot;P&quot;)/(COUNTIF([.S4:.S22];&quot;P&quot;)+COUNTIF([.S4:.S22];&quot;A&quot;))*100)">
            <text:p/>
          </table:table-cell>
          <table:table-cell table:style-name="ce83" table:formula="of:=IF(ISBLANK([.T4]);&quot;&quot;;COUNTIF([.T4:.T22];&quot;P&quot;)/(COUNTIF([.T4:.T22];&quot;P&quot;)+COUNTIF([.T4:.T22];&quot;A&quot;))*100)">
            <text:p/>
          </table:table-cell>
          <table:table-cell table:style-name="ce83" table:formula="of:=IF(ISBLANK([.U4]);&quot;&quot;;COUNTIF([.U4:.U22];&quot;P&quot;)/(COUNTIF([.U4:.U22];&quot;P&quot;)+COUNTIF([.U4:.U22];&quot;A&quot;))*100)">
            <text:p/>
          </table:table-cell>
          <table:table-cell table:style-name="ce83" table:formula="of:=IF(ISBLANK([.V4]);&quot;&quot;;COUNTIF([.V4:.V22];&quot;P&quot;)/(COUNTIF([.V4:.V22];&quot;P&quot;)+COUNTIF([.V4:.V22];&quot;A&quot;))*100)">
            <text:p/>
          </table:table-cell>
          <table:table-cell table:style-name="ce83" table:formula="of:=IF(ISBLANK([.W4]);&quot;&quot;;COUNTIF([.W4:.W22];&quot;P&quot;)/(COUNTIF([.W4:.W22];&quot;P&quot;)+COUNTIF([.W4:.W22];&quot;A&quot;))*100)">
            <text:p/>
          </table:table-cell>
          <table:table-cell table:style-name="ce83" table:formula="of:=IF(ISBLANK([.X4]);&quot;&quot;;COUNTIF([.X4:.X22];&quot;P&quot;)/(COUNTIF([.X4:.X22];&quot;P&quot;)+COUNTIF([.X4:.X22];&quot;A&quot;))*100)">
            <text:p/>
          </table:table-cell>
          <table:table-cell table:style-name="ce83" table:formula="of:=IF(ISBLANK([.Y4]);&quot;&quot;;COUNTIF([.Y4:.Y22];&quot;P&quot;)/(COUNTIF([.Y4:.Y22];&quot;P&quot;)+COUNTIF([.Y4:.Y22];&quot;A&quot;))*100)">
            <text:p/>
          </table:table-cell>
          <table:table-cell table:style-name="ce83" table:formula="of:=IF(ISBLANK([.Z4]);&quot;&quot;;COUNTIF([.Z4:.Z22];&quot;P&quot;)/(COUNTIF([.Z4:.Z22];&quot;P&quot;)+COUNTIF([.Z4:.Z22];&quot;A&quot;))*100)">
            <text:p/>
          </table:table-cell>
          <table:table-cell table:style-name="ce83" table:formula="of:=IF(ISBLANK([.AA4]);&quot;&quot;;COUNTIF([.AA4:.AA22];&quot;P&quot;)/(COUNTIF([.AA4:.AA22];&quot;P&quot;)+COUNTIF([.AA4:.AA22];&quot;A&quot;))*100)">
            <text:p/>
          </table:table-cell>
          <table:table-cell table:style-name="ce83" table:formula="of:=IF(ISBLANK([.AB4]);&quot;&quot;;COUNTIF([.AB4:.AB22];&quot;P&quot;)/(COUNTIF([.AB4:.AB22];&quot;P&quot;)+COUNTIF([.AB4:.AB22];&quot;A&quot;))*100)">
            <text:p/>
          </table:table-cell>
          <table:table-cell table:style-name="ce83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otal Present</text:p>
          </table:table-cell>
          <table:table-cell table:style-name="ce78"/>
          <table:table-cell table:style-name="ce83" table:formula="of:=IF(ISBLANK([.E4]);&quot;&quot;;COUNTIF([.E4:.E22];&quot;P&quot;))" office:value-type="float" office:value="12" calcext:value-type="float">
            <text:p>12</text:p>
          </table:table-cell>
          <table:table-cell table:style-name="ce83" table:formula="of:=IF(ISBLANK([.F4]);&quot;&quot;;COUNTIF([.F4:.F22];&quot;P&quot;))" office:value-type="float" office:value="10" calcext:value-type="float">
            <text:p>10</text:p>
          </table:table-cell>
          <table:table-cell table:style-name="ce83" table:formula="of:=IF(ISBLANK([.G4]);&quot;&quot;;COUNTIF([.G4:.G22];&quot;P&quot;))" office:value-type="float" office:value="11" calcext:value-type="float">
            <text:p>11</text:p>
          </table:table-cell>
          <table:table-cell table:style-name="ce83" table:formula="of:=IF(ISBLANK([.H4]);&quot;&quot;;COUNTIF([.H4:.H22];&quot;P&quot;))" office:value-type="float" office:value="13" calcext:value-type="float">
            <text:p>13</text:p>
          </table:table-cell>
          <table:table-cell table:style-name="ce83" table:formula="of:=IF(ISBLANK([.I4]);&quot;&quot;;COUNTIF([.I4:.I22];&quot;P&quot;))" office:value-type="float" office:value="12" calcext:value-type="float">
            <text:p>12</text:p>
          </table:table-cell>
          <table:table-cell table:style-name="ce83" table:formula="of:=IF(ISBLANK([.J4]);&quot;&quot;;COUNTIF([.J4:.J22];&quot;P&quot;))" office:value-type="float" office:value="11" calcext:value-type="float">
            <text:p>11</text:p>
          </table:table-cell>
          <table:table-cell table:style-name="ce83" table:formula="of:=IF(ISBLANK([.K4]);&quot;&quot;;COUNTIF([.K4:.K22];&quot;P&quot;))" office:value-type="float" office:value="15" calcext:value-type="float">
            <text:p>15</text:p>
          </table:table-cell>
          <table:table-cell table:style-name="ce83" table:formula="of:=IF(ISBLANK([.L4]);&quot;&quot;;COUNTIF([.L4:.L22];&quot;P&quot;))" office:value-type="float" office:value="15" calcext:value-type="float">
            <text:p>15</text:p>
          </table:table-cell>
          <table:table-cell table:style-name="ce83" table:formula="of:=IF(ISBLANK([.M4]);&quot;&quot;;COUNTIF([.M4:.M22];&quot;P&quot;))" office:value-type="float" office:value="14" calcext:value-type="float">
            <text:p>14</text:p>
          </table:table-cell>
          <table:table-cell table:style-name="ce83" table:formula="of:=IF(ISBLANK([.N4]);&quot;&quot;;COUNTIF([.N4:.N22];&quot;P&quot;))" office:value-type="float" office:value="15" calcext:value-type="float">
            <text:p>15</text:p>
          </table:table-cell>
          <table:table-cell table:style-name="ce83" table:formula="of:=IF(ISBLANK([.O4]);&quot;&quot;;COUNTIF([.O4:.O22];&quot;P&quot;))">
            <text:p/>
          </table:table-cell>
          <table:table-cell table:style-name="ce83" table:formula="of:=IF(ISBLANK([.P4]);&quot;&quot;;COUNTIF([.P4:.P22];&quot;P&quot;))">
            <text:p/>
          </table:table-cell>
          <table:table-cell table:style-name="ce83" table:formula="of:=IF(ISBLANK([.Q4]);&quot;&quot;;COUNTIF([.Q4:.Q22];&quot;P&quot;))">
            <text:p/>
          </table:table-cell>
          <table:table-cell table:style-name="ce83" table:formula="of:=IF(ISBLANK([.R4]);&quot;&quot;;COUNTIF([.R4:.R22];&quot;P&quot;))">
            <text:p/>
          </table:table-cell>
          <table:table-cell table:style-name="ce83" table:formula="of:=IF(ISBLANK([.S4]);&quot;&quot;;COUNTIF([.S4:.S22];&quot;P&quot;))">
            <text:p/>
          </table:table-cell>
          <table:table-cell table:style-name="ce83" table:formula="of:=IF(ISBLANK([.T4]);&quot;&quot;;COUNTIF([.T4:.T22];&quot;P&quot;))">
            <text:p/>
          </table:table-cell>
          <table:table-cell table:style-name="ce83" table:formula="of:=IF(ISBLANK([.U4]);&quot;&quot;;COUNTIF([.U4:.U22];&quot;P&quot;))">
            <text:p/>
          </table:table-cell>
          <table:table-cell table:style-name="ce83" table:formula="of:=IF(ISBLANK([.V4]);&quot;&quot;;COUNTIF([.V4:.V22];&quot;P&quot;))">
            <text:p/>
          </table:table-cell>
          <table:table-cell table:style-name="ce83" table:formula="of:=IF(ISBLANK([.W4]);&quot;&quot;;COUNTIF([.W4:.W22];&quot;P&quot;))">
            <text:p/>
          </table:table-cell>
          <table:table-cell table:style-name="ce83" table:formula="of:=IF(ISBLANK([.X4]);&quot;&quot;;COUNTIF([.X4:.X22];&quot;P&quot;))">
            <text:p/>
          </table:table-cell>
          <table:table-cell table:style-name="ce83" table:formula="of:=IF(ISBLANK([.Y4]);&quot;&quot;;COUNTIF([.Y4:.Y22];&quot;P&quot;))">
            <text:p/>
          </table:table-cell>
          <table:table-cell table:style-name="ce83" table:formula="of:=IF(ISBLANK([.Z4]);&quot;&quot;;COUNTIF([.Z4:.Z22];&quot;P&quot;))">
            <text:p/>
          </table:table-cell>
          <table:table-cell table:style-name="ce83" table:formula="of:=IF(ISBLANK([.AA4]);&quot;&quot;;COUNTIF([.AA4:.AA22];&quot;P&quot;))">
            <text:p/>
          </table:table-cell>
          <table:table-cell table:style-name="ce83" table:formula="of:=IF(ISBLANK([.AB4]);&quot;&quot;;COUNTIF([.AB4:.AB22];&quot;P&quot;))">
            <text:p/>
          </table:table-cell>
          <table:table-cell table:style-name="ce83" table:formula="of:=IF(ISBLANK([.AC4]);&quot;&quot;;COUNTIF([.AC4:.AC22];&quot;P&quot;))">
            <text:p/>
          </table:table-cell>
          <table:table-cell table:number-columns-repeated="993"/>
        </table:table-row>
        <table:table-row table:style-name="ro4" table:number-rows-repeated="6">
          <table:table-cell table:style-name="ce16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5" table:number-columns-repeated="8"/>
          <table:table-cell table:style-name="ce84" table:number-columns-repeated="12"/>
          <table:table-cell table:number-columns-repeated="998"/>
        </table:table-row>
        <table:table-row table:style-name="ro4" table:number-rows-repeated="6">
          <table:table-cell table:style-name="ce16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 table:number-rows-repeated="2">
          <table:table-cell table:style-name="ce8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 table:number-rows-repeated="9">
          <table:table-cell table:style-name="ce16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4">
          <table:table-cell table:style-name="ce8" table:number-columns-repeated="3"/>
          <table:table-cell table:style-name="ce79"/>
          <table:table-cell table:style-name="ce85" table:number-columns-repeated="20"/>
          <table:table-cell table:number-columns-repeated="998"/>
        </table:table-row>
        <table:table-row table:style-name="ro4">
          <table:table-cell table:style-name="ce16" table:number-columns-repeated="3"/>
          <table:table-cell table:style-name="ce79"/>
          <table:table-cell table:style-name="ce84" table:number-columns-repeated="20"/>
          <table:table-cell table:number-columns-repeated="998"/>
        </table:table-row>
        <table:table-row table:style-name="ro3" table:number-rows-repeated="1048524">
          <table:table-cell table:number-columns-repeated="1022"/>
        </table:table-row>
        <table:table-row table:style-name="ro3">
          <table:table-cell table:number-columns-repeated="1022"/>
        </table:table-row>
        <calcext:conditional-formats>
          <calcext:conditional-format calcext:target-range-address="FoML.X4:FoML.AC22 FoML.E24:FoML.X51 FoML.O5:FoML.W22 FoML.O4:FoML.W4 FoML.E24:FoML.E51 FoML.E4:FoML.N22 FoML.E23:FoML.AC24">
            <calcext:condition calcext:apply-style-name="Good" calcext:value="=&quot;P&quot;" calcext:base-cell-address="FoML.E4"/>
            <calcext:condition calcext:apply-style-name="Error" calcext:value="=&quot;A&quot;" calcext:base-cell-address="FoML.E4"/>
            <calcext:condition calcext:apply-style-name="Untitled1" calcext:value="=&quot;Sign&quot;" calcext:base-cell-address="FoML.E4"/>
          </calcext:conditional-format>
          <calcext:conditional-format calcext:target-range-address="FoML.D4:FoML.D51">
            <calcext:condition calcext:apply-style-name="Text" calcext:value="=0" calcext:base-cell-address="FoML.D4"/>
            <calcext:condition calcext:apply-style-name="Bad" calcext:value="between(0,75)" calcext:base-cell-address="FoML.D4"/>
            <calcext:condition calcext:apply-style-name="Good" calcext:value="&gt;=75" calcext:base-cell-address="FoML.D4"/>
          </calcext:conditional-format>
        </calcext:conditional-formats>
      </table:table>
      <table:table table:name="FoML_LAB" table:style-name="ta1" table:print-ranges="FoML_LAB.A1:FoML_LAB.AC22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5" table:default-cell-style-name="ce9"/>
        <table:table-column table:style-name="co6" table:number-columns-repeated="993" table:default-cell-style-name="ce9"/>
        <table:table-column table:style-name="co6" table:number-columns-repeated="2" table:default-cell-style-name="Default"/>
        <table:table-header-rows>
          <table:table-row table:style-name="ro1">
            <table:table-cell table:style-name="ce1"/>
            <table:table-cell table:style-name="ce10"/>
            <table:table-cell table:style-name="ce27" office:value-type="string" calcext:value-type="string">
              <text:p>Topic</text:p>
            </table:table-cell>
            <table:table-cell table:style-name="ce27" office:value-type="string" calcext:value-type="string" table:number-columns-spanned="1" table:number-rows-spanned="2">
              <text:p>Attendance</text:p>
            </table:table-cell>
            <table:table-cell table:style-name="ce27" table:number-columns-repeated="6"/>
            <table:table-cell table:style-name="ce1" table:number-columns-repeated="19"/>
            <table:table-cell table:number-columns-repeated="995"/>
          </table:table-row>
          <table:table-row table:style-name="ro6">
            <table:table-cell table:style-name="ce2"/>
            <table:table-cell table:style-name="ce11"/>
            <table:table-cell table:style-name="ce32" office:value-type="string" calcext:value-type="string">
              <text:p>Date</text:p>
            </table:table-cell>
            <table:covered-table-cell table:style-name="ce32"/>
            <table:table-cell table:style-name="ce44" office:value-type="date" office:date-value="2022-11-14" calcext:value-type="date">
              <text:p>Mon 14 Nov 22</text:p>
            </table:table-cell>
            <table:table-cell table:style-name="ce32" table:number-columns-repeated="24"/>
            <table:table-cell table:style-name="ce64" table:number-columns-repeated="993"/>
            <table:table-cell table:number-columns-repeated="2"/>
          </table:table-row>
          <table:table-row table:style-name="ro3">
            <table:table-cell table:style-name="ce3" office:value-type="string" calcext:value-type="string">
              <text:p>S.No.</text:p>
            </table:table-cell>
            <table:table-cell table:style-name="ce17" office:value-type="string" calcext:value-type="string">
              <text:p>Roll Number</text:p>
            </table:table-cell>
            <table:table-cell table:style-name="ce3" office:value-type="string" calcext:value-type="string">
              <text:p>Name</text:p>
            </table:table-cell>
            <table:table-cell table:style-name="ce3"/>
            <table:table-cell table:style-name="ce69"/>
            <table:table-cell table:style-name="ce3" table:number-columns-repeated="14"/>
            <table:table-cell table:style-name="ce60" table:number-columns-repeated="5"/>
            <table:table-cell table:style-name="ce3"/>
            <table:table-cell table:style-name="ce60" table:number-columns-repeated="4"/>
            <table:table-cell table:style-name="ce61" table:number-columns-repeated="993"/>
            <table:table-cell table:number-columns-repeated="2"/>
          </table:table-row>
        </table:table-header-rows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ABHISHEK VERMA</text:p>
          </table:table-cell>
          <table:table-cell table:style-name="ce89" table:formula="of:=IF(ISBLANK([.E4]);&quot;&quot;;COUNTIF([.D4:.S4];&quot;P&quot;)/(COUNTIF([.D4:.S4];&quot;P&quot;)+COUNTIF([.D4:.S4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AKANKSHA YADAV</text:p>
          </table:table-cell>
          <table:table-cell table:style-name="ce89" table:formula="of:=IF(ISBLANK([.E5]);&quot;&quot;;COUNTIF([.D5:.S5];&quot;P&quot;)/(COUNTIF([.D5:.S5];&quot;P&quot;)+COUNTIF([.D5:.S5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AMAN UPADHYAY</text:p>
          </table:table-cell>
          <table:table-cell table:style-name="ce89" table:formula="of:=IF(ISBLANK([.E6]);&quot;&quot;;COUNTIF([.D6:.S6];&quot;P&quot;)/(COUNTIF([.D6:.S6];&quot;P&quot;)+COUNTIF([.D6:.S6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ANIL KUMAR</text:p>
          </table:table-cell>
          <table:table-cell table:style-name="ce89" table:formula="of:=IF(ISBLANK([.E7]);&quot;&quot;;COUNTIF([.D7:.S7];&quot;P&quot;)/(COUNTIF([.D7:.S7];&quot;P&quot;)+COUNTIF([.D7:.S7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ANKITA SHARMA</text:p>
          </table:table-cell>
          <table:table-cell table:style-name="ce89" table:formula="of:=IF(ISBLANK([.E8]);&quot;&quot;;COUNTIF([.D8:.S8];&quot;P&quot;)/(COUNTIF([.D8:.S8];&quot;P&quot;)+COUNTIF([.D8:.S8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ANUBHUTI RAO</text:p>
          </table:table-cell>
          <table:table-cell table:style-name="ce89" table:formula="of:=IF(ISBLANK([.E9]);&quot;&quot;;COUNTIF([.D9:.S9];&quot;P&quot;)/(COUNTIF([.D9:.S9];&quot;P&quot;)+COUNTIF([.D9:.S9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23"/>
          <table:table-cell table:style-name="ce23" office:value-type="string" calcext:value-type="string">
            <text:p>KULDEEP PATHAK</text:p>
          </table:table-cell>
          <table:table-cell table:style-name="ce89" table:formula="of:=IF(ISBLANK([.E10]);&quot;&quot;;COUNTIF([.D10:.S10];&quot;P&quot;)/(COUNTIF([.D10:.S10];&quot;P&quot;)+COUNTIF([.D10:.S10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MOHAMMAD SHAHARYAR ANSARI</text:p>
          </table:table-cell>
          <table:table-cell table:style-name="ce89" table:formula="of:=IF(ISBLANK([.E11]);&quot;&quot;;COUNTIF([.D11:.S11];&quot;P&quot;)/(COUNTIF([.D11:.S11];&quot;P&quot;)+COUNTIF([.D11:.S11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style-name="ce62" table:number-columns-repeated="53"/>
          <table:table-cell table:style-name="ce65" table:number-columns-repeated="940"/>
          <table:table-cell table:number-columns-repeated="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9"/>
          <table:table-cell table:style-name="ce19" office:value-type="string" calcext:value-type="string">
            <text:p>NAIMISHA AWASTHI</text:p>
          </table:table-cell>
          <table:table-cell table:style-name="ce89" table:formula="of:=IF(ISBLANK([.E12]);&quot;&quot;;COUNTIF([.D12:.S12];&quot;P&quot;)/(COUNTIF([.D12:.S12];&quot;P&quot;)+COUNTIF([.D12:.S12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PRASHANT KUMAR MISHRA</text:p>
          </table:table-cell>
          <table:table-cell table:style-name="ce89" table:formula="of:=IF(ISBLANK([.E13]);&quot;&quot;;COUNTIF([.D13:.S13];&quot;P&quot;)/(COUNTIF([.D13:.S13];&quot;P&quot;)+COUNTIF([.D13:.S13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9"/>
          <table:table-cell table:style-name="ce19" office:value-type="string" calcext:value-type="string">
            <text:p>RAHUL VERMA</text:p>
          </table:table-cell>
          <table:table-cell table:style-name="ce89" table:formula="of:=IF(ISBLANK([.E14]);&quot;&quot;;COUNTIF([.D14:.S14];&quot;P&quot;)/(COUNTIF([.D14:.S14];&quot;P&quot;)+COUNTIF([.D14:.S14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19" office:value-type="string" calcext:value-type="string">
            <text:p>RAJ KUMAR KUSHWAHA</text:p>
          </table:table-cell>
          <table:table-cell table:style-name="ce89" table:formula="of:=IF(ISBLANK([.E15]);&quot;&quot;;COUNTIF([.D15:.S15];&quot;P&quot;)/(COUNTIF([.D15:.S15];&quot;P&quot;)+COUNTIF([.D15:.S15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9"/>
          <table:table-cell table:style-name="ce19" office:value-type="string" calcext:value-type="string">
            <text:p>SHIVAM RAJPUT</text:p>
          </table:table-cell>
          <table:table-cell table:style-name="ce89" table:formula="of:=IF(ISBLANK([.E16]);&quot;&quot;;COUNTIF([.D16:.S16];&quot;P&quot;)/(COUNTIF([.D16:.S16];&quot;P&quot;)+COUNTIF([.D16:.S16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SHRUTI SINGH</text:p>
          </table:table-cell>
          <table:table-cell table:style-name="ce89" table:formula="of:=IF(ISBLANK([.E17]);&quot;&quot;;COUNTIF([.D17:.S17];&quot;P&quot;)/(COUNTIF([.D17:.S17];&quot;P&quot;)+COUNTIF([.D17:.S17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SHUBHANSHU GUPTA</text:p>
          </table:table-cell>
          <table:table-cell table:style-name="ce89" table:formula="of:=IF(ISBLANK([.E18]);&quot;&quot;;COUNTIF([.D18:.S18];&quot;P&quot;)/(COUNTIF([.D18:.S18];&quot;P&quot;)+COUNTIF([.D18:.S18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8" table:number-columns-repeated="5"/>
          <table:table-cell table:style-name="ce97" table:number-columns-repeated="19"/>
          <table:table-cell table:style-name="ce63" table:number-columns-repeated="993"/>
          <table:table-cell table:number-columns-repeated="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TANYA SINGH</text:p>
          </table:table-cell>
          <table:table-cell table:style-name="ce89" table:formula="of:=IF(ISBLANK([.E19]);&quot;&quot;;COUNTIF([.D19:.S19];&quot;P&quot;)/(COUNTIF([.D19:.S19];&quot;P&quot;)+COUNTIF([.D19:.S19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VAISHNAVI YADAV</text:p>
          </table:table-cell>
          <table:table-cell table:style-name="ce89" table:formula="of:=IF(ISBLANK([.E20]);&quot;&quot;;COUNTIF([.D20:.S20];&quot;P&quot;)/(COUNTIF([.D20:.S20];&quot;P&quot;)+COUNTIF([.D20:.S20];&quot;A&quot;))*100)" office:value-type="float" office:value="0" calcext:value-type="float">
            <text:p>0</text:p>
          </table:table-cell>
          <table:table-cell table:style-name="ce92" office:value-type="string" calcext:value-type="string">
            <text:p>a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9" office:value-type="string" calcext:value-type="string">
            <text:p>VIKAS YADAV</text:p>
          </table:table-cell>
          <table:table-cell table:style-name="ce89" table:formula="of:=IF(ISBLANK([.E21]);&quot;&quot;;COUNTIF([.D21:.S21];&quot;P&quot;)/(COUNTIF([.D21:.S21];&quot;P&quot;)+COUNTIF([.D21:.S21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VIVEK MISHRA</text:p>
          </table:table-cell>
          <table:table-cell table:style-name="ce89" table:formula="of:=IF(ISBLANK([.E22]);&quot;&quot;;COUNTIF([.D22:.S22];&quot;P&quot;)/(COUNTIF([.D22:.S22];&quot;P&quot;)+COUNTIF([.D22:.S22];&quot;A&quot;))*100)" office:value-type="float" office:value="100" calcext:value-type="float">
            <text:p>100</text:p>
          </table:table-cell>
          <table:table-cell table:style-name="ce92" office:value-type="string" calcext:value-type="string">
            <text:p>p</text:p>
          </table:table-cell>
          <table:table-cell table:style-name="ce97" table:number-columns-repeated="24"/>
          <table:table-cell table:number-columns-repeated="995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Class Attendance %</text:p>
          </table:table-cell>
          <table:table-cell table:style-name="ce90"/>
          <table:table-cell table:style-name="ce93" table:formula="of:=IF(ISBLANK([.E4]);&quot;&quot;;COUNTIF([.E4:.E22];&quot;P&quot;)/(COUNTIF([.E4:.E22];&quot;P&quot;)+COUNTIF([.E4:.E22];&quot;A&quot;))*100)" office:value-type="float" office:value="63.1578947368421" calcext:value-type="float">
            <text:p>63.1578947368421</text:p>
          </table:table-cell>
          <table:table-cell table:style-name="ce94" table:formula="of:=IF(ISBLANK([.F4]);&quot;&quot;;COUNTIF([.F4:.F22];&quot;P&quot;)/(COUNTIF([.F4:.F22];&quot;P&quot;)+COUNTIF([.F4:.F22];&quot;A&quot;))*100)">
            <text:p/>
          </table:table-cell>
          <table:table-cell table:style-name="ce94" table:formula="of:=IF(ISBLANK([.G4]);&quot;&quot;;COUNTIF([.G4:.G22];&quot;P&quot;)/(COUNTIF([.G4:.G22];&quot;P&quot;)+COUNTIF([.G4:.G22];&quot;A&quot;))*100)">
            <text:p/>
          </table:table-cell>
          <table:table-cell table:style-name="ce94" table:formula="of:=IF(ISBLANK([.H4]);&quot;&quot;;COUNTIF([.H4:.H22];&quot;P&quot;)/(COUNTIF([.H4:.H22];&quot;P&quot;)+COUNTIF([.H4:.H22];&quot;A&quot;))*100)">
            <text:p/>
          </table:table-cell>
          <table:table-cell table:style-name="ce94" table:formula="of:=IF(ISBLANK([.I4]);&quot;&quot;;COUNTIF([.I4:.I22];&quot;P&quot;)/(COUNTIF([.I4:.I22];&quot;P&quot;)+COUNTIF([.I4:.I22];&quot;A&quot;))*100)">
            <text:p/>
          </table:table-cell>
          <table:table-cell table:style-name="ce94" table:formula="of:=IF(ISBLANK([.J4]);&quot;&quot;;COUNTIF([.J4:.J22];&quot;P&quot;)/(COUNTIF([.J4:.J22];&quot;P&quot;)+COUNTIF([.J4:.J22];&quot;A&quot;))*100)">
            <text:p/>
          </table:table-cell>
          <table:table-cell table:style-name="ce94" table:formula="of:=IF(ISBLANK([.K4]);&quot;&quot;;COUNTIF([.K4:.K22];&quot;P&quot;)/(COUNTIF([.K4:.K22];&quot;P&quot;)+COUNTIF([.K4:.K22];&quot;A&quot;))*100)">
            <text:p/>
          </table:table-cell>
          <table:table-cell table:style-name="ce94" table:formula="of:=IF(ISBLANK([.L4]);&quot;&quot;;COUNTIF([.L4:.L22];&quot;P&quot;)/(COUNTIF([.L4:.L22];&quot;P&quot;)+COUNTIF([.L4:.L22];&quot;A&quot;))*100)">
            <text:p/>
          </table:table-cell>
          <table:table-cell table:style-name="ce94" table:formula="of:=IF(ISBLANK([.M4]);&quot;&quot;;COUNTIF([.M4:.M22];&quot;P&quot;)/(COUNTIF([.M4:.M22];&quot;P&quot;)+COUNTIF([.M4:.M22];&quot;A&quot;))*100)">
            <text:p/>
          </table:table-cell>
          <table:table-cell table:style-name="ce94" table:formula="of:=IF(ISBLANK([.N4]);&quot;&quot;;COUNTIF([.N4:.N22];&quot;P&quot;)/(COUNTIF([.N4:.N22];&quot;P&quot;)+COUNTIF([.N4:.N22];&quot;A&quot;))*100)">
            <text:p/>
          </table:table-cell>
          <table:table-cell table:style-name="ce94" table:formula="of:=IF(ISBLANK([.O4]);&quot;&quot;;COUNTIF([.O4:.O22];&quot;P&quot;)/(COUNTIF([.O4:.O22];&quot;P&quot;)+COUNTIF([.O4:.O22];&quot;A&quot;))*100)">
            <text:p/>
          </table:table-cell>
          <table:table-cell table:style-name="ce94" table:formula="of:=IF(ISBLANK([.P4]);&quot;&quot;;COUNTIF([.P4:.P22];&quot;P&quot;)/(COUNTIF([.P4:.P22];&quot;P&quot;)+COUNTIF([.P4:.P22];&quot;A&quot;))*100)">
            <text:p/>
          </table:table-cell>
          <table:table-cell table:style-name="ce94" table:formula="of:=IF(ISBLANK([.Q4]);&quot;&quot;;COUNTIF([.Q4:.Q22];&quot;P&quot;)/(COUNTIF([.Q4:.Q22];&quot;P&quot;)+COUNTIF([.Q4:.Q22];&quot;A&quot;))*100)">
            <text:p/>
          </table:table-cell>
          <table:table-cell table:style-name="ce94" table:formula="of:=IF(ISBLANK([.R4]);&quot;&quot;;COUNTIF([.R4:.R22];&quot;P&quot;)/(COUNTIF([.R4:.R22];&quot;P&quot;)+COUNTIF([.R4:.R22];&quot;A&quot;))*100)">
            <text:p/>
          </table:table-cell>
          <table:table-cell table:style-name="ce94" table:formula="of:=IF(ISBLANK([.S4]);&quot;&quot;;COUNTIF([.S4:.S22];&quot;P&quot;)/(COUNTIF([.S4:.S22];&quot;P&quot;)+COUNTIF([.S4:.S22];&quot;A&quot;))*100)">
            <text:p/>
          </table:table-cell>
          <table:table-cell table:style-name="ce94" table:formula="of:=IF(ISBLANK([.T4]);&quot;&quot;;COUNTIF([.T4:.T22];&quot;P&quot;)/(COUNTIF([.T4:.T22];&quot;P&quot;)+COUNTIF([.T4:.T22];&quot;A&quot;))*100)">
            <text:p/>
          </table:table-cell>
          <table:table-cell table:style-name="ce94" table:formula="of:=IF(ISBLANK([.U4]);&quot;&quot;;COUNTIF([.U4:.U22];&quot;P&quot;)/(COUNTIF([.U4:.U22];&quot;P&quot;)+COUNTIF([.U4:.U22];&quot;A&quot;))*100)">
            <text:p/>
          </table:table-cell>
          <table:table-cell table:style-name="ce94" table:formula="of:=IF(ISBLANK([.V4]);&quot;&quot;;COUNTIF([.V4:.V22];&quot;P&quot;)/(COUNTIF([.V4:.V22];&quot;P&quot;)+COUNTIF([.V4:.V22];&quot;A&quot;))*100)">
            <text:p/>
          </table:table-cell>
          <table:table-cell table:style-name="ce94" table:formula="of:=IF(ISBLANK([.W4]);&quot;&quot;;COUNTIF([.W4:.W22];&quot;P&quot;)/(COUNTIF([.W4:.W22];&quot;P&quot;)+COUNTIF([.W4:.W22];&quot;A&quot;))*100)">
            <text:p/>
          </table:table-cell>
          <table:table-cell table:style-name="ce94" table:formula="of:=IF(ISBLANK([.X4]);&quot;&quot;;COUNTIF([.X4:.X22];&quot;P&quot;)/(COUNTIF([.X4:.X22];&quot;P&quot;)+COUNTIF([.X4:.X22];&quot;A&quot;))*100)">
            <text:p/>
          </table:table-cell>
          <table:table-cell table:style-name="ce94" table:formula="of:=IF(ISBLANK([.Y4]);&quot;&quot;;COUNTIF([.Y4:.Y22];&quot;P&quot;)/(COUNTIF([.Y4:.Y22];&quot;P&quot;)+COUNTIF([.Y4:.Y22];&quot;A&quot;))*100)">
            <text:p/>
          </table:table-cell>
          <table:table-cell table:style-name="ce94" table:formula="of:=IF(ISBLANK([.Z4]);&quot;&quot;;COUNTIF([.Z4:.Z22];&quot;P&quot;)/(COUNTIF([.Z4:.Z22];&quot;P&quot;)+COUNTIF([.Z4:.Z22];&quot;A&quot;))*100)">
            <text:p/>
          </table:table-cell>
          <table:table-cell table:style-name="ce94" table:formula="of:=IF(ISBLANK([.AA4]);&quot;&quot;;COUNTIF([.AA4:.AA22];&quot;P&quot;)/(COUNTIF([.AA4:.AA22];&quot;P&quot;)+COUNTIF([.AA4:.AA22];&quot;A&quot;))*100)">
            <text:p/>
          </table:table-cell>
          <table:table-cell table:style-name="ce94" table:formula="of:=IF(ISBLANK([.AB4]);&quot;&quot;;COUNTIF([.AB4:.AB22];&quot;P&quot;)/(COUNTIF([.AB4:.AB22];&quot;P&quot;)+COUNTIF([.AB4:.AB22];&quot;A&quot;))*100)">
            <text:p/>
          </table:table-cell>
          <table:table-cell table:style-name="ce94" table:formula="of:=IF(ISBLANK([.AC4]);&quot;&quot;;COUNTIF([.AC4:.AC22];&quot;P&quot;)/(COUNTIF([.AC4:.AC22];&quot;P&quot;)+COUNTIF([.AC4:.AC22];&quot;A&quot;))*100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>
          <table:table-cell table:style-name="ce88" table:number-columns-repeated="2"/>
          <table:table-cell table:style-name="ce88" office:value-type="string" calcext:value-type="string">
            <text:p>Total Present</text:p>
          </table:table-cell>
          <table:table-cell table:style-name="ce90"/>
          <table:table-cell table:style-name="ce94" table:formula="of:=IF(ISBLANK([.E4]);&quot;&quot;;COUNTIF([.E4:.E22];&quot;P&quot;))" office:value-type="float" office:value="12" calcext:value-type="float">
            <text:p>12</text:p>
          </table:table-cell>
          <table:table-cell table:style-name="ce99" table:formula="of:=IF(ISBLANK([.F4]);&quot;&quot;;COUNTIF([.F4:.F22];&quot;P&quot;))">
            <text:p/>
          </table:table-cell>
          <table:table-cell table:style-name="ce99" table:formula="of:=IF(ISBLANK([.G4]);&quot;&quot;;COUNTIF([.G4:.G22];&quot;P&quot;))">
            <text:p/>
          </table:table-cell>
          <table:table-cell table:style-name="ce99" table:formula="of:=IF(ISBLANK([.H4]);&quot;&quot;;COUNTIF([.H4:.H22];&quot;P&quot;))">
            <text:p/>
          </table:table-cell>
          <table:table-cell table:style-name="ce99" table:formula="of:=IF(ISBLANK([.I4]);&quot;&quot;;COUNTIF([.I4:.I22];&quot;P&quot;))">
            <text:p/>
          </table:table-cell>
          <table:table-cell table:style-name="ce99" table:formula="of:=IF(ISBLANK([.J4]);&quot;&quot;;COUNTIF([.J4:.J22];&quot;P&quot;))">
            <text:p/>
          </table:table-cell>
          <table:table-cell table:style-name="ce99" table:formula="of:=IF(ISBLANK([.K4]);&quot;&quot;;COUNTIF([.K4:.K22];&quot;P&quot;))">
            <text:p/>
          </table:table-cell>
          <table:table-cell table:style-name="ce99" table:formula="of:=IF(ISBLANK([.L4]);&quot;&quot;;COUNTIF([.L4:.L22];&quot;P&quot;))">
            <text:p/>
          </table:table-cell>
          <table:table-cell table:style-name="ce99" table:formula="of:=IF(ISBLANK([.M4]);&quot;&quot;;COUNTIF([.M4:.M22];&quot;P&quot;))">
            <text:p/>
          </table:table-cell>
          <table:table-cell table:style-name="ce99" table:formula="of:=IF(ISBLANK([.N4]);&quot;&quot;;COUNTIF([.N4:.N22];&quot;P&quot;))">
            <text:p/>
          </table:table-cell>
          <table:table-cell table:style-name="ce99" table:formula="of:=IF(ISBLANK([.O4]);&quot;&quot;;COUNTIF([.O4:.O22];&quot;P&quot;))">
            <text:p/>
          </table:table-cell>
          <table:table-cell table:style-name="ce99" table:formula="of:=IF(ISBLANK([.P4]);&quot;&quot;;COUNTIF([.P4:.P22];&quot;P&quot;))">
            <text:p/>
          </table:table-cell>
          <table:table-cell table:style-name="ce99" table:formula="of:=IF(ISBLANK([.Q4]);&quot;&quot;;COUNTIF([.Q4:.Q22];&quot;P&quot;))">
            <text:p/>
          </table:table-cell>
          <table:table-cell table:style-name="ce99" table:formula="of:=IF(ISBLANK([.R4]);&quot;&quot;;COUNTIF([.R4:.R22];&quot;P&quot;))">
            <text:p/>
          </table:table-cell>
          <table:table-cell table:style-name="ce99" table:formula="of:=IF(ISBLANK([.S4]);&quot;&quot;;COUNTIF([.S4:.S22];&quot;P&quot;))">
            <text:p/>
          </table:table-cell>
          <table:table-cell table:style-name="ce99" table:formula="of:=IF(ISBLANK([.T4]);&quot;&quot;;COUNTIF([.T4:.T22];&quot;P&quot;))">
            <text:p/>
          </table:table-cell>
          <table:table-cell table:style-name="ce99" table:formula="of:=IF(ISBLANK([.U4]);&quot;&quot;;COUNTIF([.U4:.U22];&quot;P&quot;))">
            <text:p/>
          </table:table-cell>
          <table:table-cell table:style-name="ce99" table:formula="of:=IF(ISBLANK([.V4]);&quot;&quot;;COUNTIF([.V4:.V22];&quot;P&quot;))">
            <text:p/>
          </table:table-cell>
          <table:table-cell table:style-name="ce99" table:formula="of:=IF(ISBLANK([.W4]);&quot;&quot;;COUNTIF([.W4:.W22];&quot;P&quot;))">
            <text:p/>
          </table:table-cell>
          <table:table-cell table:style-name="ce99" table:formula="of:=IF(ISBLANK([.X4]);&quot;&quot;;COUNTIF([.X4:.X22];&quot;P&quot;))">
            <text:p/>
          </table:table-cell>
          <table:table-cell table:style-name="ce99" table:formula="of:=IF(ISBLANK([.Y4]);&quot;&quot;;COUNTIF([.Y4:.Y22];&quot;P&quot;))">
            <text:p/>
          </table:table-cell>
          <table:table-cell table:style-name="ce99" table:formula="of:=IF(ISBLANK([.Z4]);&quot;&quot;;COUNTIF([.Z4:.Z22];&quot;P&quot;))">
            <text:p/>
          </table:table-cell>
          <table:table-cell table:style-name="ce99" table:formula="of:=IF(ISBLANK([.AA4]);&quot;&quot;;COUNTIF([.AA4:.AA22];&quot;P&quot;))">
            <text:p/>
          </table:table-cell>
          <table:table-cell table:style-name="ce99" table:formula="of:=IF(ISBLANK([.AB4]);&quot;&quot;;COUNTIF([.AB4:.AB22];&quot;P&quot;))">
            <text:p/>
          </table:table-cell>
          <table:table-cell table:style-name="ce99" table:formula="of:=IF(ISBLANK([.AC4]);&quot;&quot;;COUNTIF([.AC4:.AC22];&quot;P&quot;))">
            <text:p/>
          </table:table-cell>
          <table:table-cell table:number-columns-repeated="993"/>
          <table:table-cell table:style-name="ce100" table:number-columns-repeated="2"/>
        </table:table-row>
        <table:table-row table:style-name="ro4" table:number-rows-repeated="6">
          <table:table-cell table:style-name="ce16" table:number-columns-repeated="3"/>
          <table:table-cell table:style-name="ce91"/>
          <table:table-cell table:style-name="ce95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1"/>
          <table:table-cell table:style-name="ce96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1"/>
          <table:table-cell table:style-name="ce96" table:number-columns-repeated="7"/>
          <table:table-cell table:style-name="ce95" table:number-columns-repeated="13"/>
          <table:table-cell table:number-columns-repeated="1000"/>
        </table:table-row>
        <table:table-row table:style-name="ro4" table:number-rows-repeated="6">
          <table:table-cell table:style-name="ce16" table:number-columns-repeated="3"/>
          <table:table-cell table:style-name="ce91"/>
          <table:table-cell table:style-name="ce96" table:number-columns-repeated="20"/>
          <table:table-cell table:number-columns-repeated="1000"/>
        </table:table-row>
        <table:table-row table:style-name="ro4" table:number-rows-repeated="2">
          <table:table-cell table:style-name="ce8" table:number-columns-repeated="3"/>
          <table:table-cell table:style-name="ce91"/>
          <table:table-cell table:style-name="ce96" table:number-columns-repeated="20"/>
          <table:table-cell table:number-columns-repeated="1000"/>
        </table:table-row>
        <table:table-row table:style-name="ro4" table:number-rows-repeated="9">
          <table:table-cell table:style-name="ce16" table:number-columns-repeated="3"/>
          <table:table-cell table:style-name="ce91"/>
          <table:table-cell table:style-name="ce95" table:number-columns-repeated="20"/>
          <table:table-cell table:number-columns-repeated="1000"/>
        </table:table-row>
        <table:table-row table:style-name="ro4">
          <table:table-cell table:style-name="ce8" table:number-columns-repeated="3"/>
          <table:table-cell table:style-name="ce91"/>
          <table:table-cell table:style-name="ce96" table:number-columns-repeated="20"/>
          <table:table-cell table:number-columns-repeated="1000"/>
        </table:table-row>
        <table:table-row table:style-name="ro4">
          <table:table-cell table:style-name="ce16" table:number-columns-repeated="3"/>
          <table:table-cell table:style-name="ce91"/>
          <table:table-cell table:style-name="ce95" table:number-columns-repeated="20"/>
          <table:table-cell table:number-columns-repeated="100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ML_LAB.F4:FoML_LAB.L5 FoML_LAB.X4:FoML_LAB.AC22 FoML_LAB.E25:FoML_LAB.X51 FoML_LAB.F5:FoML_LAB.W22 FoML_LAB.M4:FoML_LAB.W4 FoML_LAB.E4:FoML_LAB.E51 FoML_LAB.F23:FoML_LAB.AC24">
            <calcext:condition calcext:apply-style-name="Good" calcext:value="=&quot;P&quot;" calcext:base-cell-address="FoML_LAB.E4"/>
            <calcext:condition calcext:apply-style-name="Error" calcext:value="=&quot;A&quot;" calcext:base-cell-address="FoML_LAB.E4"/>
            <calcext:condition calcext:apply-style-name="Untitled1" calcext:value="=&quot;Sign&quot;" calcext:base-cell-address="FoML_LAB.E4"/>
          </calcext:conditional-format>
          <calcext:conditional-format calcext:target-range-address="FoML_LAB.D4:FoML_LAB.D51">
            <calcext:condition calcext:apply-style-name="Text" calcext:value="=0" calcext:base-cell-address="FoML_LAB.D4"/>
            <calcext:condition calcext:apply-style-name="Bad" calcext:value="between(0,75)" calcext:base-cell-address="FoML_LAB.D4"/>
            <calcext:condition calcext:apply-style-name="Good" calcext:value="&gt;=75" calcext:base-cell-address="FoML_LAB.D4"/>
          </calcext:conditional-format>
        </calcext:conditional-formats>
      </table:table>
      <table:named-expressions/>
      <table:database-ranges>
        <table:database-range table:name="__Anonymous_Sheet_DB__0" table:target-range-address="ACN.B4:ACN.B2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CN_LAB.B4:ACN_LAB.B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oML.B4:FoML.B2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oML_LAB.B4:FoML_LAB.B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16:40:08.969075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22T17:19:14.451017962</dc:date>
    <meta:editing-duration>PT4H49M</meta:editing-duration>
    <meta:editing-cycles>151</meta:editing-cycles>
    <meta:generator>LibreOffice/6.4.7.2$Linux_X86_64 LibreOffice_project/40$Build-2</meta:generator>
    <meta:document-statistic meta:table-count="4" meta:cell-count="903" meta:object-count="0"/>
  </office:meta>
</office:document-meta>
</file>